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2mm"/>
    </style:style>
    <style:style style:name="co2" style:family="table-column">
      <style:table-column-properties fo:break-before="auto" style:column-width="57.17mm"/>
    </style:style>
    <style:style style:name="co3" style:family="table-column">
      <style:table-column-properties fo:break-before="auto" style:column-width="35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1"/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r_veg_df2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office:value-type="string" calcext:value-type="string">
            <text:p>"SampleID.x"</text:p>
          </table:table-cell>
          <table:table-cell office:value-type="string" calcext:value-type="string">
            <text:p>"SampleID.y"</text:p>
          </table:table-cell>
          <table:table-cell office:value-type="string" calcext:value-type="string">
            <text:p>"VarDist"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Pinus"</text:p>
          </table:table-cell>
          <table:table-cell table:style-name="ce3" office:value-type="float" office:value="0.999999932530939" calcext:value-type="float">
            <text:p>0.99999993253093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Prunus"</text:p>
          </table:table-cell>
          <table:table-cell table:style-name="ce3" office:value-type="float" office:value="0.999999856396451" calcext:value-type="float">
            <text:p>0.99999985639645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Alnus"</text:p>
          </table:table-cell>
          <table:table-cell table:style-name="ce3" office:value-type="float" office:value="0.999999812487306" calcext:value-type="float">
            <text:p>0.99999981248730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Salix"</text:p>
          </table:table-cell>
          <table:table-cell table:style-name="ce3" office:value-type="float" office:value="0.99999978763369" calcext:value-type="float">
            <text:p>0.9999997876336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Juniperus"</text:p>
          </table:table-cell>
          <table:table-cell table:style-name="ce3" office:value-type="float" office:value="0.999999691055888" calcext:value-type="float">
            <text:p>0.99999969105588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Arbutus"</text:p>
          </table:table-cell>
          <table:table-cell table:style-name="ce3" office:value-type="float" office:value="0.999999505041135" calcext:value-type="float">
            <text:p>0.99999950504113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Quercus"</text:p>
          </table:table-cell>
          <table:table-cell table:style-name="ce3" office:value-type="float" office:value="0.999999346372801" calcext:value-type="float">
            <text:p>0.99999934637280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Salix"</text:p>
          </table:table-cell>
          <table:table-cell table:style-name="ce3" office:value-type="float" office:value="0.999998920025241" calcext:value-type="float">
            <text:p>0.99999892002524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Salix"</text:p>
          </table:table-cell>
          <table:table-cell table:style-name="ce3" office:value-type="float" office:value="0.999997987633203" calcext:value-type="float">
            <text:p>0.99999798763320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"total_mean_diamcopa"</text:p>
          </table:table-cell>
          <table:table-cell table:style-name="ce4" office:value-type="string" calcext:value-type="string">
            <text:p>"total_mean_distanciacopas"</text:p>
          </table:table-cell>
          <table:table-cell table:style-name="ce3" office:value-type="float" office:value="0.999846053841912" calcext:value-type="float">
            <text:p>0.99984605384191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"mean_coberturacopa_Salix"</text:p>
          </table:table-cell>
          <table:table-cell table:style-name="ce3" office:value-type="string" calcext:value-type="string">
            <text:p>"mean_distanciacopas_Salix"</text:p>
          </table:table-cell>
          <table:table-cell table:style-name="ce3" office:value-type="float" office:value="0.998976670590856" calcext:value-type="float">
            <text:p>0.99897667059085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Salix"</text:p>
          </table:table-cell>
          <table:table-cell table:style-name="ce3" office:value-type="float" office:value="0.998974408606326" calcext:value-type="float">
            <text:p>0.9989744086063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Salix"</text:p>
          </table:table-cell>
          <table:table-cell table:style-name="ce3" office:value-type="float" office:value="0.998935337907769" calcext:value-type="float">
            <text:p>0.99893533790776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Prunus"</text:p>
          </table:table-cell>
          <table:table-cell table:style-name="ce3" office:value-type="float" office:value="0.998793105241597" calcext:value-type="float">
            <text:p>0.99879310524159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Prunus"</text:p>
          </table:table-cell>
          <table:table-cell table:style-name="ce3" office:value-type="float" office:value="0.998766639974668" calcext:value-type="float">
            <text:p>0.99876663997466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Prunus"</text:p>
          </table:table-cell>
          <table:table-cell table:style-name="ce3" office:value-type="float" office:value="0.998265567017586" calcext:value-type="float">
            <text:p>0.99826556701758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Prunus"</text:p>
          </table:table-cell>
          <table:table-cell table:style-name="ce3" office:value-type="float" office:value="0.998233873403822" calcext:value-type="float">
            <text:p>0.99823387340382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Abies"</text:p>
          </table:table-cell>
          <table:table-cell table:style-name="ce3" office:value-type="float" office:value="0.995526562677568" calcext:value-type="float">
            <text:p>0.99552656267756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Prunus"</text:p>
          </table:table-cell>
          <table:table-cell table:style-name="ce3" office:value-type="float" office:value="0.994271471185664" calcext:value-type="float">
            <text:p>0.99427147118566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Prunus"</text:p>
          </table:table-cell>
          <table:table-cell table:style-name="ce3" office:value-type="float" office:value="0.994111329149709" calcext:value-type="float">
            <text:p>0.99411132914970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Prunus"</text:p>
          </table:table-cell>
          <table:table-cell table:style-name="ce3" office:value-type="float" office:value="0.993977416504957" calcext:value-type="float">
            <text:p>0.99397741650495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Alnus"</text:p>
          </table:table-cell>
          <table:table-cell table:style-name="ce3" office:value-type="float" office:value="0.987198909829678" calcext:value-type="float">
            <text:p>0.98719890982967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Alnus"</text:p>
          </table:table-cell>
          <table:table-cell table:style-name="ce3" office:value-type="float" office:value="0.986406417337766" calcext:value-type="float">
            <text:p>0.98640641733776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Alnus"</text:p>
          </table:table-cell>
          <table:table-cell table:style-name="ce3" office:value-type="float" office:value="0.986312195612717" calcext:value-type="float">
            <text:p>0.98631219561271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Prunus"</text:p>
          </table:table-cell>
          <table:table-cell table:style-name="ce3" office:value-type="float" office:value="0.985801985812283" calcext:value-type="float">
            <text:p>0.98580198581228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Prunus"</text:p>
          </table:table-cell>
          <table:table-cell table:style-name="ce3" office:value-type="float" office:value="0.985711857337089" calcext:value-type="float">
            <text:p>0.98571185733708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3" office:value-type="string" calcext:value-type="string">
            <text:p>"total_mean_coberturacopa"</text:p>
          </table:table-cell>
          <table:table-cell table:style-name="ce3" office:value-type="string" calcext:value-type="string">
            <text:p>"total_mean_distanciacopas"</text:p>
          </table:table-cell>
          <table:table-cell table:style-name="ce3" office:value-type="float" office:value="0.983066222192592" calcext:value-type="float">
            <text:p>0.98306622219259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3" office:value-type="string" calcext:value-type="string">
            <text:p>"total_mean_coberturacopa"</text:p>
          </table:table-cell>
          <table:table-cell table:style-name="ce3" office:value-type="string" calcext:value-type="string">
            <text:p>"total_mean_diamcopa"</text:p>
          </table:table-cell>
          <table:table-cell table:style-name="ce3" office:value-type="float" office:value="0.982574624850874" calcext:value-type="float">
            <text:p>0.982574624850874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Juniperus"</text:p>
          </table:table-cell>
          <table:table-cell table:style-name="ce3" office:value-type="float" office:value="0.980573685436037" calcext:value-type="float">
            <text:p>0.98057368543603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Abies"</text:p>
          </table:table-cell>
          <table:table-cell table:style-name="ce3" office:value-type="float" office:value="0.980210085339619" calcext:value-type="float">
            <text:p>0.98021008533961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Prunus"</text:p>
          </table:table-cell>
          <table:table-cell table:style-name="ce3" office:value-type="float" office:value="0.976570467029895" calcext:value-type="float">
            <text:p>0.97657046702989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Prunus"</text:p>
          </table:table-cell>
          <table:table-cell table:style-name="ce3" office:value-type="float" office:value="0.97624917636358" calcext:value-type="float">
            <text:p>0.9762491763635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Abies"</text:p>
          </table:table-cell>
          <table:table-cell table:style-name="ce3" office:value-type="float" office:value="0.974965816442209" calcext:value-type="float">
            <text:p>0.97496581644220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Abies"</text:p>
          </table:table-cell>
          <table:table-cell table:style-name="ce3" office:value-type="float" office:value="0.974433866439953" calcext:value-type="float">
            <text:p>0.97443386643995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Abies"</text:p>
          </table:table-cell>
          <table:table-cell table:style-name="ce3" office:value-type="float" office:value="0.971418782680644" calcext:value-type="float">
            <text:p>0.97141878268064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Abies"</text:p>
          </table:table-cell>
          <table:table-cell table:style-name="ce3" office:value-type="float" office:value="0.967331461937882" calcext:value-type="float">
            <text:p>0.96733146193788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Juniperus"</text:p>
          </table:table-cell>
          <table:table-cell table:style-name="ce3" office:value-type="float" office:value="0.964772521281124" calcext:value-type="float">
            <text:p>0.964772521281124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Juniperus"</text:p>
          </table:table-cell>
          <table:table-cell table:style-name="ce3" office:value-type="float" office:value="0.964770678702989" calcext:value-type="float">
            <text:p>0.9647706787029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Prunus"</text:p>
          </table:table-cell>
          <table:table-cell table:style-name="ce3" office:value-type="float" office:value="0.962207641976511" calcext:value-type="float">
            <text:p>0.9622076419765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Prunus"</text:p>
          </table:table-cell>
          <table:table-cell table:style-name="ce3" office:value-type="float" office:value="0.96206156457195" calcext:value-type="float">
            <text:p>0.9620615645719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Alnus"</text:p>
          </table:table-cell>
          <table:table-cell table:style-name="ce3" office:value-type="float" office:value="0.959716344321145" calcext:value-type="float">
            <text:p>0.95971634432114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Alnus"</text:p>
          </table:table-cell>
          <table:table-cell table:style-name="ce3" office:value-type="float" office:value="0.959616683473301" calcext:value-type="float">
            <text:p>0.95961668347330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Alnus"</text:p>
          </table:table-cell>
          <table:table-cell table:style-name="ce3" office:value-type="float" office:value="0.958202591842806" calcext:value-type="float">
            <text:p>0.9582025918428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Salix"</text:p>
          </table:table-cell>
          <table:table-cell table:style-name="ce3" office:value-type="float" office:value="0.953671261414386" calcext:value-type="float">
            <text:p>0.95367126141438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Salix"</text:p>
          </table:table-cell>
          <table:table-cell table:style-name="ce3" office:value-type="float" office:value="0.953228376120924" calcext:value-type="float">
            <text:p>0.9532283761209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Salix"</text:p>
          </table:table-cell>
          <table:table-cell table:style-name="ce3" office:value-type="float" office:value="0.953075448969473" calcext:value-type="float">
            <text:p>0.95307544896947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Pinus"</text:p>
          </table:table-cell>
          <table:table-cell table:style-name="ce3" office:value-type="float" office:value="0.951213781706221" calcext:value-type="float">
            <text:p>0.95121378170622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Pinus"</text:p>
          </table:table-cell>
          <table:table-cell table:style-name="ce3" office:value-type="float" office:value="0.951208442544932" calcext:value-type="float">
            <text:p>0.95120844254493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Prunus"</text:p>
          </table:table-cell>
          <table:table-cell table:style-name="ce3" office:value-type="float" office:value="0.947500153681034" calcext:value-type="float">
            <text:p>0.94750015368103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Juniperus"</text:p>
          </table:table-cell>
          <table:table-cell table:style-name="ce3" office:value-type="float" office:value="0.946361649362356" calcext:value-type="float">
            <text:p>0.94636164936235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Juniperus"</text:p>
          </table:table-cell>
          <table:table-cell table:style-name="ce3" office:value-type="float" office:value="0.946352332841142" calcext:value-type="float">
            <text:p>0.94635233284114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Salix"</text:p>
          </table:table-cell>
          <table:table-cell table:style-name="ce3" office:value-type="float" office:value="0.944377215319697" calcext:value-type="float">
            <text:p>0.94437721531969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Pinus"</text:p>
          </table:table-cell>
          <table:table-cell table:style-name="ce3" office:value-type="float" office:value="0.944185353157831" calcext:value-type="float">
            <text:p>0.94418535315783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Pinus"</text:p>
          </table:table-cell>
          <table:table-cell table:style-name="ce3" office:value-type="float" office:value="0.944181185740125" calcext:value-type="float">
            <text:p>0.94418118574012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Arbutus"</text:p>
          </table:table-cell>
          <table:table-cell table:style-name="ce3" office:value-type="float" office:value="0.942501896318195" calcext:value-type="float">
            <text:p>0.94250189631819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Arbutus"</text:p>
          </table:table-cell>
          <table:table-cell table:style-name="ce3" office:value-type="float" office:value="0.94248279746046" calcext:value-type="float">
            <text:p>0.9424827974604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Pinus"</text:p>
          </table:table-cell>
          <table:table-cell table:style-name="ce3" office:value-type="float" office:value="0.941835181097429" calcext:value-type="float">
            <text:p>0.94183518109742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Pinus"</text:p>
          </table:table-cell>
          <table:table-cell table:style-name="ce3" office:value-type="float" office:value="0.941815437738438" calcext:value-type="float">
            <text:p>0.9418154377384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latif"</text:p>
          </table:table-cell>
          <table:table-cell table:style-name="ce3" office:value-type="float" office:value="0.938356771692178" calcext:value-type="float">
            <text:p>0.93835677169217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Juniperus"</text:p>
          </table:table-cell>
          <table:table-cell table:style-name="ce3" office:value-type="float" office:value="0.93789532312291" calcext:value-type="float">
            <text:p>0.9378953231229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Pinus"</text:p>
          </table:table-cell>
          <table:table-cell table:style-name="ce3" office:value-type="float" office:value="0.932015170291738" calcext:value-type="float">
            <text:p>0.93201517029173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Quercus"</text:p>
          </table:table-cell>
          <table:table-cell table:style-name="ce3" office:value-type="float" office:value="0.930055228288181" calcext:value-type="float">
            <text:p>0.93005522828818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Quercus"</text:p>
          </table:table-cell>
          <table:table-cell table:style-name="ce3" office:value-type="float" office:value="0.930011944203417" calcext:value-type="float">
            <text:p>0.9300119442034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Alnus"</text:p>
          </table:table-cell>
          <table:table-cell table:style-name="ce3" office:value-type="float" office:value="0.92510164504914" calcext:value-type="float">
            <text:p>0.925101645049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Alnus"</text:p>
          </table:table-cell>
          <table:table-cell table:style-name="ce3" office:value-type="float" office:value="0.924886302387933" calcext:value-type="float">
            <text:p>0.92488630238793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Arbutus"</text:p>
          </table:table-cell>
          <table:table-cell table:style-name="ce3" office:value-type="float" office:value="0.918340326345589" calcext:value-type="float">
            <text:p>0.91834032634558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Arbutus"</text:p>
          </table:table-cell>
          <table:table-cell table:style-name="ce3" office:value-type="float" office:value="0.918309515326816" calcext:value-type="float">
            <text:p>0.91830951532681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Pinus"</text:p>
          </table:table-cell>
          <table:table-cell table:style-name="ce3" office:value-type="float" office:value="0.916670846753157" calcext:value-type="float">
            <text:p>0.91667084675315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Alnus"</text:p>
          </table:table-cell>
          <table:table-cell table:style-name="ce3" office:value-type="float" office:value="0.906727330985085" calcext:value-type="float">
            <text:p>0.90672733098508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Alnus"</text:p>
          </table:table-cell>
          <table:table-cell table:style-name="ce3" office:value-type="float" office:value="0.902680399434901" calcext:value-type="float">
            <text:p>0.90268039943490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Alnus"</text:p>
          </table:table-cell>
          <table:table-cell table:style-name="ce3" office:value-type="float" office:value="0.902532113231991" calcext:value-type="float">
            <text:p>0.90253211323199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Abies"</text:p>
          </table:table-cell>
          <table:table-cell table:style-name="ce3" office:value-type="float" office:value="0.896052578493174" calcext:value-type="float">
            <text:p>0.8960525784931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Abies"</text:p>
          </table:table-cell>
          <table:table-cell table:style-name="ce3" office:value-type="float" office:value="0.881248355470633" calcext:value-type="float">
            <text:p>0.8812483554706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Arbutus"</text:p>
          </table:table-cell>
          <table:table-cell table:style-name="ce3" office:value-type="float" office:value="0.874632411838888" calcext:value-type="float">
            <text:p>0.8746324118388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lnus"</text:p>
          </table:table-cell>
          <table:table-cell table:style-name="ce3" office:value-type="float" office:value="0.866698082467375" calcext:value-type="float">
            <text:p>0.8666980824673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Abies"</text:p>
          </table:table-cell>
          <table:table-cell table:style-name="ce3" office:value-type="float" office:value="0.86656272221128" calcext:value-type="float">
            <text:p>0.866562722211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Juniperus"</text:p>
          </table:table-cell>
          <table:table-cell table:style-name="ce3" office:value-type="float" office:value="0.860898525978336" calcext:value-type="float">
            <text:p>0.86089852597833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Juniperus"</text:p>
          </table:table-cell>
          <table:table-cell table:style-name="ce3" office:value-type="float" office:value="0.86083565434639" calcext:value-type="float">
            <text:p>0.860835654346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Salix"</text:p>
          </table:table-cell>
          <table:table-cell table:style-name="ce3" office:value-type="float" office:value="0.860322355476689" calcext:value-type="float">
            <text:p>0.86032235547668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Abies"</text:p>
          </table:table-cell>
          <table:table-cell table:style-name="ce3" office:value-type="float" office:value="0.853101144661734" calcext:value-type="float">
            <text:p>0.85310114466173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Salix"</text:p>
          </table:table-cell>
          <table:table-cell table:style-name="ce3" office:value-type="float" office:value="0.847484397234654" calcext:value-type="float">
            <text:p>0.84748439723465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Pinus"</text:p>
          </table:table-cell>
          <table:table-cell table:style-name="ce3" office:value-type="float" office:value="0.846729359014004" calcext:value-type="float">
            <text:p>0.84672935901400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Arbutus"</text:p>
          </table:table-cell>
          <table:table-cell table:style-name="ce3" office:value-type="float" office:value="0.841013432491062" calcext:value-type="float">
            <text:p>0.84101343249106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Arbutus"</text:p>
          </table:table-cell>
          <table:table-cell table:style-name="ce3" office:value-type="float" office:value="0.840950173393024" calcext:value-type="float">
            <text:p>0.8409501733930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Arbutus"</text:p>
          </table:table-cell>
          <table:table-cell table:style-name="ce3" office:value-type="float" office:value="0.83644662519721" calcext:value-type="float">
            <text:p>0.836446625197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Arbutus"</text:p>
          </table:table-cell>
          <table:table-cell table:style-name="ce3" office:value-type="float" office:value="0.836388843578967" calcext:value-type="float">
            <text:p>0.83638884357896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Salix"</text:p>
          </table:table-cell>
          <table:table-cell table:style-name="ce3" office:value-type="float" office:value="0.83540818032734" calcext:value-type="float">
            <text:p>0.835408180327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Salix"</text:p>
          </table:table-cell>
          <table:table-cell table:style-name="ce3" office:value-type="float" office:value="0.835124068853415" calcext:value-type="float">
            <text:p>0.83512406885341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Salix"</text:p>
          </table:table-cell>
          <table:table-cell table:style-name="ce3" office:value-type="float" office:value="0.834807656370496" calcext:value-type="float">
            <text:p>0.83480765637049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total_mean_distanciacopas"</text:p>
          </table:table-cell>
          <table:table-cell table:style-name="ce3" office:value-type="float" office:value="0.831790373187783" calcext:value-type="float">
            <text:p>0.83179037318778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total_mean_diamcopa"</text:p>
          </table:table-cell>
          <table:table-cell table:style-name="ce3" office:value-type="float" office:value="0.831478905958355" calcext:value-type="float">
            <text:p>0.8314789059583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Pinus"</text:p>
          </table:table-cell>
          <table:table-cell table:style-name="ce3" office:value-type="float" office:value="0.828053661364607" calcext:value-type="float">
            <text:p>0.82805366136460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total_mean_coberturacopa"</text:p>
          </table:table-cell>
          <table:table-cell table:style-name="ce3" office:value-type="float" office:value="0.826650382220959" calcext:value-type="float">
            <text:p>0.82665038222095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Arbutus"</text:p>
          </table:table-cell>
          <table:table-cell table:style-name="ce3" office:value-type="float" office:value="0.82331024159739" calcext:value-type="float">
            <text:p>0.8233102415973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Juniperus"</text:p>
          </table:table-cell>
          <table:table-cell table:style-name="ce3" office:value-type="float" office:value="0.821502040860073" calcext:value-type="float">
            <text:p>0.82150204086007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Juniperus"</text:p>
          </table:table-cell>
          <table:table-cell table:style-name="ce3" office:value-type="float" office:value="0.821471297263264" calcext:value-type="float">
            <text:p>0.8214712972632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Pinus"</text:p>
          </table:table-cell>
          <table:table-cell table:style-name="ce3" office:value-type="float" office:value="0.819670478811397" calcext:value-type="float">
            <text:p>0.8196704788113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Pinus"</text:p>
          </table:table-cell>
          <table:table-cell table:style-name="ce3" office:value-type="float" office:value="0.819615309631793" calcext:value-type="float">
            <text:p>0.81961530963179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Quercus"</text:p>
          </table:table-cell>
          <table:table-cell table:style-name="ce3" office:value-type="float" office:value="0.81843943560761" calcext:value-type="float">
            <text:p>0.8184394356076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Quercus"</text:p>
          </table:table-cell>
          <table:table-cell table:style-name="ce3" office:value-type="float" office:value="0.81837407996325" calcext:value-type="float">
            <text:p>0.8183740799632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Quercus"</text:p>
          </table:table-cell>
          <table:table-cell table:style-name="ce3" office:value-type="float" office:value="0.815516992436996" calcext:value-type="float">
            <text:p>0.81551699243699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total_mean_Altura"</text:p>
          </table:table-cell>
          <table:table-cell table:style-name="ce3" office:value-type="float" office:value="0.80939675785356" calcext:value-type="float">
            <text:p>0.8093967578535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Arbutus"</text:p>
          </table:table-cell>
          <table:table-cell table:style-name="ce3" office:value-type="float" office:value="0.802228974151799" calcext:value-type="float">
            <text:p>0.80222897415179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Alnus"</text:p>
          </table:table-cell>
          <table:table-cell table:style-name="ce3" office:value-type="float" office:value="0.797448834433375" calcext:value-type="float">
            <text:p>0.79744883443337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Abies"</text:p>
          </table:table-cell>
          <table:table-cell table:style-name="ce3" office:value-type="float" office:value="0.793701720334472" calcext:value-type="float">
            <text:p>0.79370172033447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Abies"</text:p>
          </table:table-cell>
          <table:table-cell table:style-name="ce3" office:value-type="float" office:value="0.784013349632667" calcext:value-type="float">
            <text:p>0.78401334963266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Arbutus"</text:p>
          </table:table-cell>
          <table:table-cell table:style-name="ce3" office:value-type="float" office:value="0.778940613835692" calcext:value-type="float">
            <text:p>0.7789406138356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bies"</text:p>
          </table:table-cell>
          <table:table-cell table:style-name="ce3" office:value-type="float" office:value="0.766615781507028" calcext:value-type="float">
            <text:p>0.766615781507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conif"</text:p>
          </table:table-cell>
          <table:table-cell table:style-name="ce3" office:value-type="float" office:value="0.766323418703169" calcext:value-type="float">
            <text:p>0.76632341870316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Quercus"</text:p>
          </table:table-cell>
          <table:table-cell table:style-name="ce3" office:value-type="float" office:value="0.760655991268721" calcext:value-type="float">
            <text:p>0.7606559912687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Quercus"</text:p>
          </table:table-cell>
          <table:table-cell table:style-name="ce3" office:value-type="float" office:value="0.760551547865202" calcext:value-type="float">
            <text:p>0.7605515478652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Abies"</text:p>
          </table:table-cell>
          <table:table-cell table:style-name="ce3" office:value-type="float" office:value="0.757183679381392" calcext:value-type="float">
            <text:p>0.7571836793813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latif"</text:p>
          </table:table-cell>
          <table:table-cell table:style-name="ce3" office:value-type="float" office:value="0.750924093200561" calcext:value-type="float">
            <text:p>0.7509240932005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latif"</text:p>
          </table:table-cell>
          <table:table-cell table:style-name="ce3" office:value-type="float" office:value="0.750903432441425" calcext:value-type="float">
            <text:p>0.7509034324414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Juniperus"</text:p>
          </table:table-cell>
          <table:table-cell table:style-name="ce3" office:value-type="float" office:value="0.73670594347995" calcext:value-type="float">
            <text:p>0.7367059434799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Quercus"</text:p>
          </table:table-cell>
          <table:table-cell table:style-name="ce3" office:value-type="float" office:value="0.734282174511421" calcext:value-type="float">
            <text:p>0.73428217451142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Juniperus"</text:p>
          </table:table-cell>
          <table:table-cell table:style-name="ce3" office:value-type="float" office:value="0.727302589882698" calcext:value-type="float">
            <text:p>0.72730258988269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3" office:value-type="string" calcext:value-type="string">
            <text:p>"total_mean_distanciacopas"</text:p>
          </table:table-cell>
          <table:table-cell table:style-name="ce3" office:value-type="string" calcext:value-type="string">
            <text:p>"total_mean_Altura"</text:p>
          </table:table-cell>
          <table:table-cell table:style-name="ce3" office:value-type="float" office:value="0.722685291936655" calcext:value-type="float">
            <text:p>0.72268529193665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3" office:value-type="string" calcext:value-type="string">
            <text:p>"total_mean_diamcopa"</text:p>
          </table:table-cell>
          <table:table-cell table:style-name="ce3" office:value-type="string" calcext:value-type="string">
            <text:p>"total_mean_Altura"</text:p>
          </table:table-cell>
          <table:table-cell table:style-name="ce3" office:value-type="float" office:value="0.722453630197168" calcext:value-type="float">
            <text:p>0.72245363019716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Quercus"</text:p>
          </table:table-cell>
          <table:table-cell table:style-name="ce3" office:value-type="float" office:value="0.721874094928982" calcext:value-type="float">
            <text:p>0.72187409492898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Quercus"</text:p>
          </table:table-cell>
          <table:table-cell table:style-name="ce3" office:value-type="float" office:value="0.721805248209878" calcext:value-type="float">
            <text:p>0.72180524820987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Pinus"</text:p>
          </table:table-cell>
          <table:table-cell table:style-name="ce3" office:value-type="float" office:value="0.699834919345178" calcext:value-type="float">
            <text:p>0.69983491934517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Alnus"</text:p>
          </table:table-cell>
          <table:table-cell table:style-name="ce3" office:value-type="float" office:value="0.698509614586943" calcext:value-type="float">
            <text:p>0.69850961458694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Quercus"</text:p>
          </table:table-cell>
          <table:table-cell table:style-name="ce3" office:value-type="float" office:value="0.689264690782368" calcext:value-type="float">
            <text:p>0.6892646907823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latif"</text:p>
          </table:table-cell>
          <table:table-cell office:value-type="float" office:value="0.684841792593386" calcext:value-type="float">
            <text:p>0.68484179259338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total_mean_Altura"</text:p>
          </table:table-cell>
          <table:table-cell office:value-type="float" office:value="0.675208776422844" calcext:value-type="float">
            <text:p>0.6752087764228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Juniperus"</text:p>
          </table:table-cell>
          <table:table-cell office:value-type="float" office:value="0.669709391095092" calcext:value-type="float">
            <text:p>0.6697093910950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inus"</text:p>
          </table:table-cell>
          <table:table-cell office:value-type="float" office:value="0.649817060814949" calcext:value-type="float">
            <text:p>0.64981706081494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Abies"</text:p>
          </table:table-cell>
          <table:table-cell office:value-type="float" office:value="0.648651993805882" calcext:value-type="float">
            <text:p>0.64865199380588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0.646428243113569" calcext:value-type="float">
            <text:p>0.64642824311356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64624372170916" calcext:value-type="float">
            <text:p>0.646243721709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rbutus"</text:p>
          </table:table-cell>
          <table:table-cell office:value-type="float" office:value="0.642450828087903" calcext:value-type="float">
            <text:p>0.64245082808790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641346176235242" calcext:value-type="float">
            <text:p>0.64134617623524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637447283700947" calcext:value-type="float">
            <text:p>0.63744728370094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632061505808874" calcext:value-type="float">
            <text:p>0.6320615058088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Arbutus"</text:p>
          </table:table-cell>
          <table:table-cell office:value-type="float" office:value="0.625959824097263" calcext:value-type="float">
            <text:p>0.6259598240972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614937631189327" calcext:value-type="float">
            <text:p>0.6149376311893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conif"</text:p>
          </table:table-cell>
          <table:table-cell office:value-type="float" office:value="0.598421876903044" calcext:value-type="float">
            <text:p>0.59842187690304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Quercus"</text:p>
          </table:table-cell>
          <table:table-cell office:value-type="float" office:value="0.597579106706651" calcext:value-type="float">
            <text:p>0.59757910670665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5973286847967" calcext:value-type="float">
            <text:p>0.597328684796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591696365360815" calcext:value-type="float">
            <text:p>0.59169636536081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5898156892287" calcext:value-type="float">
            <text:p>0.589815689228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587154226395152" calcext:value-type="float">
            <text:p>0.5871542263951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conif"</text:p>
          </table:table-cell>
          <table:table-cell office:value-type="float" office:value="0.580912823926113" calcext:value-type="float">
            <text:p>0.5809128239261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conif"</text:p>
          </table:table-cell>
          <table:table-cell office:value-type="float" office:value="0.580880230560039" calcext:value-type="float">
            <text:p>0.58088023056003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567686445882562" calcext:value-type="float">
            <text:p>0.56768644588256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562959773666035" calcext:value-type="float">
            <text:p>0.56295977366603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Abies"</text:p>
          </table:table-cell>
          <table:table-cell office:value-type="float" office:value="0.560085869401093" calcext:value-type="float">
            <text:p>0.56008586940109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48198128673224" calcext:value-type="float">
            <text:p>0.54819812867322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43638381172492" calcext:value-type="float">
            <text:p>0.5436383811724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54312850816542" calcext:value-type="float">
            <text:p>0.5431285081654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rbutus"</text:p>
          </table:table-cell>
          <table:table-cell office:value-type="float" office:value="0.541722311119208" calcext:value-type="float">
            <text:p>0.54172231111920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541232284492382" calcext:value-type="float">
            <text:p>0.54123228449238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Salix"</text:p>
          </table:table-cell>
          <table:table-cell office:value-type="float" office:value="0.5411594477062" calcext:value-type="float">
            <text:p>0.541159447706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540883900113476" calcext:value-type="float">
            <text:p>0.5408839001134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latif"</text:p>
          </table:table-cell>
          <table:table-cell office:value-type="float" office:value="0.540398201437931" calcext:value-type="float">
            <text:p>0.54039820143793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lnus"</text:p>
          </table:table-cell>
          <table:table-cell office:value-type="float" office:value="0.539657282880911" calcext:value-type="float">
            <text:p>0.5396572828809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conif"</text:p>
          </table:table-cell>
          <table:table-cell office:value-type="float" office:value="0.535298669450189" calcext:value-type="float">
            <text:p>0.53529866945018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523263100628614" calcext:value-type="float">
            <text:p>0.5232631006286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Arbutus"</text:p>
          </table:table-cell>
          <table:table-cell office:value-type="float" office:value="0.52285401152368" calcext:value-type="float">
            <text:p>0.5228540115236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Arbutus"</text:p>
          </table:table-cell>
          <table:table-cell office:value-type="float" office:value="0.522822470284134" calcext:value-type="float">
            <text:p>0.52282247028413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Quercus"</text:p>
          </table:table-cell>
          <table:table-cell office:value-type="float" office:value="0.52200947902003" calcext:value-type="float">
            <text:p>0.52200947902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rop_Abies"</text:p>
          </table:table-cell>
          <table:table-cell office:value-type="string" calcext:value-type="string">
            <text:p>"prop_conif"</text:p>
          </table:table-cell>
          <table:table-cell office:value-type="float" office:value="0.521177600254022" calcext:value-type="float">
            <text:p>0.5211776002540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20534356352471" calcext:value-type="float">
            <text:p>0.52053435635247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20515534372368" calcext:value-type="float">
            <text:p>0.5205155343723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Pinus"</text:p>
          </table:table-cell>
          <table:table-cell office:value-type="float" office:value="0.517892248555394" calcext:value-type="float">
            <text:p>0.51789224855539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17065938199853" calcext:value-type="float">
            <text:p>0.51706593819985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513818170307811" calcext:value-type="float">
            <text:p>0.5138181703078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5136515885671" calcext:value-type="float">
            <text:p>0.513651588567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510426063385171" calcext:value-type="float">
            <text:p>0.51042606338517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508449868297978" calcext:value-type="float">
            <text:p>0.5084498682979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latif"</text:p>
          </table:table-cell>
          <table:table-cell office:value-type="float" office:value="0.504438683090424" calcext:value-type="float">
            <text:p>0.50443868309042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504023509897881" calcext:value-type="float">
            <text:p>0.50402350989788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498636861628891" calcext:value-type="float">
            <text:p>0.49863686162889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498628390550063" calcext:value-type="float">
            <text:p>0.49862839055006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9751974890768" calcext:value-type="float">
            <text:p>0.4975197489076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489883846378447" calcext:value-type="float">
            <text:p>0.48988384637844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487404916937718" calcext:value-type="float">
            <text:p>0.48740491693771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87370781454385" calcext:value-type="float">
            <text:p>0.48737078145438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48727026379604" calcext:value-type="float">
            <text:p>0.4872702637960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87235965931872" calcext:value-type="float">
            <text:p>0.48723596593187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485059795389621" calcext:value-type="float">
            <text:p>0.48505979538962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85054252940815" calcext:value-type="float">
            <text:p>0.48505425294081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484947383843638" calcext:value-type="float">
            <text:p>0.48494738384363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484843287542046" calcext:value-type="float">
            <text:p>0.48484328754204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Prunus"</text:p>
          </table:table-cell>
          <table:table-cell office:value-type="float" office:value="0.483972345810868" calcext:value-type="float">
            <text:p>0.4839723458108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8396890727847" calcext:value-type="float">
            <text:p>0.483968907278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inus"</text:p>
          </table:table-cell>
          <table:table-cell office:value-type="float" office:value="0.481322085343523" calcext:value-type="float">
            <text:p>0.4813220853435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78503777332029" calcext:value-type="float">
            <text:p>0.47850377733202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78386225818918" calcext:value-type="float">
            <text:p>0.4783862258189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77853700681895" calcext:value-type="float">
            <text:p>0.47785370068189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77684098222699" calcext:value-type="float">
            <text:p>0.47768409822269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7724401902063" calcext:value-type="float">
            <text:p>0.4772440190206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475101975075716" calcext:value-type="float">
            <text:p>0.47510197507571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474169780501301" calcext:value-type="float">
            <text:p>0.4741697805013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Juniperus"</text:p>
          </table:table-cell>
          <table:table-cell office:value-type="float" office:value="0.473128564452725" calcext:value-type="float">
            <text:p>0.4731285644527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473057921214078" calcext:value-type="float">
            <text:p>0.47305792121407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470003631425404" calcext:value-type="float">
            <text:p>0.47000363142540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69958959186122" calcext:value-type="float">
            <text:p>0.46995895918612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69795706358698" calcext:value-type="float">
            <text:p>0.46979570635869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69780057950306" calcext:value-type="float">
            <text:p>0.46978005795030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68254014559446" calcext:value-type="float">
            <text:p>0.46825401455944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68241090062841" calcext:value-type="float">
            <text:p>0.46824109006284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467959284919501" calcext:value-type="float">
            <text:p>0.46795928491950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467295856461718" calcext:value-type="float">
            <text:p>0.4672958564617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467207687855202" calcext:value-type="float">
            <text:p>0.46720768785520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Abies"</text:p>
          </table:table-cell>
          <table:table-cell office:value-type="float" office:value="0.46672048532282" calcext:value-type="float">
            <text:p>0.466720485322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conif"</text:p>
          </table:table-cell>
          <table:table-cell office:value-type="float" office:value="0.466041474804805" calcext:value-type="float">
            <text:p>0.4660414748048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65400058397775" calcext:value-type="float">
            <text:p>0.4654000583977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65359827132809" calcext:value-type="float">
            <text:p>0.4653598271328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inus"</text:p>
          </table:table-cell>
          <table:table-cell office:value-type="float" office:value="0.464060496716467" calcext:value-type="float">
            <text:p>0.46406049671646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0.462692609653684" calcext:value-type="float">
            <text:p>0.46269260965368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59470994725752" calcext:value-type="float">
            <text:p>0.4594709947257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58960303327876" calcext:value-type="float">
            <text:p>0.45896030332787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458923583793048" calcext:value-type="float">
            <text:p>0.4589235837930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458895387594453" calcext:value-type="float">
            <text:p>0.45889538759445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455827561819957" calcext:value-type="float">
            <text:p>0.45582756181995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455717234237805" calcext:value-type="float">
            <text:p>0.45571723423780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455621340618544" calcext:value-type="float">
            <text:p>0.45562134061854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454613169586595" calcext:value-type="float">
            <text:p>0.45461316958659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454576965399181" calcext:value-type="float">
            <text:p>0.45457696539918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reabasal_Abies"</text:p>
          </table:table-cell>
          <table:table-cell office:value-type="float" office:value="0.453747239314451" calcext:value-type="float">
            <text:p>0.4537472393144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Quercus"</text:p>
          </table:table-cell>
          <table:table-cell office:value-type="float" office:value="0.452293170261593" calcext:value-type="float">
            <text:p>0.4522931702615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Pinus"</text:p>
          </table:table-cell>
          <table:table-cell office:value-type="float" office:value="0.449294342042717" calcext:value-type="float">
            <text:p>0.4492943420427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Salix"</text:p>
          </table:table-cell>
          <table:table-cell office:value-type="float" office:value="0.449283575437501" calcext:value-type="float">
            <text:p>0.44928357543750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448473474196801" calcext:value-type="float">
            <text:p>0.44847347419680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amcopa_Abies"</text:p>
          </table:table-cell>
          <table:table-cell office:value-type="float" office:value="0.44836436061615" calcext:value-type="float">
            <text:p>0.448364360616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448267286648583" calcext:value-type="float">
            <text:p>0.44826728664858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7471701999847" calcext:value-type="float">
            <text:p>0.44747170199984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7464777564152" calcext:value-type="float">
            <text:p>0.44746477756415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7449196204501" calcext:value-type="float">
            <text:p>0.44744919620450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6284237771791" calcext:value-type="float">
            <text:p>0.44628423777179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0.446009201479702" calcext:value-type="float">
            <text:p>0.446009201479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conif"</text:p>
          </table:table-cell>
          <table:table-cell office:value-type="float" office:value="0.445109570280409" calcext:value-type="float">
            <text:p>0.4451095702804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Pinus"</text:p>
          </table:table-cell>
          <table:table-cell office:value-type="float" office:value="0.443862939796272" calcext:value-type="float">
            <text:p>0.44386293979627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3267903770473" calcext:value-type="float">
            <text:p>0.44326790377047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Salix"</text:p>
          </table:table-cell>
          <table:table-cell office:value-type="float" office:value="0.443221960559553" calcext:value-type="float">
            <text:p>0.44322196055955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443178794196266" calcext:value-type="float">
            <text:p>0.44317879419626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443131326658117" calcext:value-type="float">
            <text:p>0.44313132665811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Alnus"</text:p>
          </table:table-cell>
          <table:table-cell office:value-type="float" office:value="0.442973563530753" calcext:value-type="float">
            <text:p>0.44297356353075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44267158011395" calcext:value-type="float">
            <text:p>0.4426715801139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36740991370758" calcext:value-type="float">
            <text:p>0.4367409913707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Abies"</text:p>
          </table:table-cell>
          <table:table-cell office:value-type="float" office:value="0.435921635995468" calcext:value-type="float">
            <text:p>0.43592163599546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Prunus"</text:p>
          </table:table-cell>
          <table:table-cell office:value-type="float" office:value="0.434046569685898" calcext:value-type="float">
            <text:p>0.434046569685898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432381544964861" calcext:value-type="float">
            <text:p>0.43238154496486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32335036634703" calcext:value-type="float">
            <text:p>0.43233503663470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23304844862078" calcext:value-type="float">
            <text:p>0.42330484486207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423048207253857" calcext:value-type="float">
            <text:p>0.42304820725385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Salix"</text:p>
          </table:table-cell>
          <table:table-cell office:value-type="float" office:value="0.422717447242903" calcext:value-type="float">
            <text:p>0.4227174472429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conif"</text:p>
          </table:table-cell>
          <table:table-cell office:value-type="float" office:value="0.420091781574989" calcext:value-type="float">
            <text:p>0.42009178157498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19539129445531" calcext:value-type="float">
            <text:p>0.41953912944553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19452934177675" calcext:value-type="float">
            <text:p>0.41945293417767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419366052378532" calcext:value-type="float">
            <text:p>0.41936605237853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419280037210217" calcext:value-type="float">
            <text:p>0.41928003721021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419136546384185" calcext:value-type="float">
            <text:p>0.41913654638418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419108444251584" calcext:value-type="float">
            <text:p>0.419108444251584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Quercus"</text:p>
          </table:table-cell>
          <table:table-cell office:value-type="float" office:value="0.419031204943984" calcext:value-type="float">
            <text:p>0.41903120494398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417172309930553" calcext:value-type="float">
            <text:p>0.4171723099305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conif"</text:p>
          </table:table-cell>
          <table:table-cell office:value-type="float" office:value="0.416582617787399" calcext:value-type="float">
            <text:p>0.41658261778739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16560610627388" calcext:value-type="float">
            <text:p>0.41656061062738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416552338255166" calcext:value-type="float">
            <text:p>0.41655233825516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16422747552673" calcext:value-type="float">
            <text:p>0.41642274755267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416410616970447" calcext:value-type="float">
            <text:p>0.41641061697044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16272844155773" calcext:value-type="float">
            <text:p>0.41627284415577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14744236838968" calcext:value-type="float">
            <text:p>0.41474423683896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414228416309393" calcext:value-type="float">
            <text:p>0.41422841630939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Alnus"</text:p>
          </table:table-cell>
          <table:table-cell office:value-type="float" office:value="0.413998151568254" calcext:value-type="float">
            <text:p>0.4139981515682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Alnus"</text:p>
          </table:table-cell>
          <table:table-cell office:value-type="float" office:value="0.41396253373145" calcext:value-type="float">
            <text:p>0.413962533731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latif"</text:p>
          </table:table-cell>
          <table:table-cell office:value-type="float" office:value="0.407891923980214" calcext:value-type="float">
            <text:p>0.40789192398021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403198017882939" calcext:value-type="float">
            <text:p>0.40319801788293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403165312691608" calcext:value-type="float">
            <text:p>0.40316531269160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02095270681126" calcext:value-type="float">
            <text:p>0.40209527068112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401904292027064" calcext:value-type="float">
            <text:p>0.4019042920270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conif"</text:p>
          </table:table-cell>
          <table:table-cell office:value-type="float" office:value="0.398468119934755" calcext:value-type="float">
            <text:p>0.39846811993475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Prunus"</text:p>
          </table:table-cell>
          <table:table-cell office:value-type="float" office:value="0.397852696352074" calcext:value-type="float">
            <text:p>0.39785269635207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397653566228876" calcext:value-type="float">
            <text:p>0.39765356622887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Salix"</text:p>
          </table:table-cell>
          <table:table-cell office:value-type="float" office:value="0.396818913421552" calcext:value-type="float">
            <text:p>0.3968189134215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Salix"</text:p>
          </table:table-cell>
          <table:table-cell office:value-type="float" office:value="0.395486387933199" calcext:value-type="float">
            <text:p>0.39548638793319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393163610409831" calcext:value-type="float">
            <text:p>0.39316361040983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0.393037435331471" calcext:value-type="float">
            <text:p>0.39303743533147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390610088335792" calcext:value-type="float">
            <text:p>0.3906100883357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Salix"</text:p>
          </table:table-cell>
          <table:table-cell office:value-type="float" office:value="0.389782710936639" calcext:value-type="float">
            <text:p>0.38978271093663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389352387136441" calcext:value-type="float">
            <text:p>0.38935238713644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389208930062778" calcext:value-type="float">
            <text:p>0.38920893006277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lnus"</text:p>
          </table:table-cell>
          <table:table-cell office:value-type="float" office:value="0.380641514863162" calcext:value-type="float">
            <text:p>0.38064151486316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380141537122133" calcext:value-type="float">
            <text:p>0.38014153712213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380040749829284" calcext:value-type="float">
            <text:p>0.38004074982928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0.37891861066566" calcext:value-type="float">
            <text:p>0.3789186106656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76049536654837" calcext:value-type="float">
            <text:p>0.37604953665483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75889952426322" calcext:value-type="float">
            <text:p>0.37588995242632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7585667403268" calcext:value-type="float">
            <text:p>0.375856674032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Abies"</text:p>
          </table:table-cell>
          <table:table-cell office:value-type="float" office:value="0.373138882706924" calcext:value-type="float">
            <text:p>0.3731388827069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latif"</text:p>
          </table:table-cell>
          <table:table-cell office:value-type="float" office:value="0.365753590652626" calcext:value-type="float">
            <text:p>0.3657535906526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latif"</text:p>
          </table:table-cell>
          <table:table-cell office:value-type="float" office:value="0.365718820889342" calcext:value-type="float">
            <text:p>0.36571882088934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364788180297524" calcext:value-type="float">
            <text:p>0.3647881802975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latif"</text:p>
          </table:table-cell>
          <table:table-cell office:value-type="float" office:value="0.363838874897969" calcext:value-type="float">
            <text:p>0.36383887489796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Arbutus"</text:p>
          </table:table-cell>
          <table:table-cell office:value-type="float" office:value="0.363738707658589" calcext:value-type="float">
            <text:p>0.36373870765858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6368116576366" calcext:value-type="float">
            <text:p>0.3636811657636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Alnus"</text:p>
          </table:table-cell>
          <table:table-cell office:value-type="float" office:value="0.3609533756372" calcext:value-type="float">
            <text:p>0.360953375637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359493875507207" calcext:value-type="float">
            <text:p>0.35949387550720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0.358265918564973" calcext:value-type="float">
            <text:p>0.35826591856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conif"</text:p>
          </table:table-cell>
          <table:table-cell office:value-type="float" office:value="0.358251416958186" calcext:value-type="float">
            <text:p>0.35825141695818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358129485805671" calcext:value-type="float">
            <text:p>0.35812948580567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356321550978779" calcext:value-type="float">
            <text:p>0.35632155097877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Quercus"</text:p>
          </table:table-cell>
          <table:table-cell office:value-type="float" office:value="0.354656701187469" calcext:value-type="float">
            <text:p>0.3546567011874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Quercus"</text:p>
          </table:table-cell>
          <table:table-cell office:value-type="float" office:value="0.354621229919827" calcext:value-type="float">
            <text:p>0.35462122991982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Alnus"</text:p>
          </table:table-cell>
          <table:table-cell office:value-type="float" office:value="0.353581781794006" calcext:value-type="float">
            <text:p>0.35358178179400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35327403884254" calcext:value-type="float">
            <text:p>0.353274038842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bies"</text:p>
          </table:table-cell>
          <table:table-cell office:value-type="float" office:value="0.345554067713924" calcext:value-type="float">
            <text:p>0.34555406771392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Juniperus"</text:p>
          </table:table-cell>
          <table:table-cell office:value-type="float" office:value="0.344348779262537" calcext:value-type="float">
            <text:p>0.34434877926253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340841214309688" calcext:value-type="float">
            <text:p>0.3408412143096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conif"</text:p>
          </table:table-cell>
          <table:table-cell office:value-type="float" office:value="0.337976069729215" calcext:value-type="float">
            <text:p>0.3379760697292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conif"</text:p>
          </table:table-cell>
          <table:table-cell office:value-type="float" office:value="0.337628350488339" calcext:value-type="float">
            <text:p>0.33762835048833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337394354842058" calcext:value-type="float">
            <text:p>0.33739435484205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337345065612343" calcext:value-type="float">
            <text:p>0.33734506561234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amcopa_Pinus"</text:p>
          </table:table-cell>
          <table:table-cell office:value-type="float" office:value="0.337294399655872" calcext:value-type="float">
            <text:p>0.33729439965587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337258367015482" calcext:value-type="float">
            <text:p>0.33725836701548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337216962293859" calcext:value-type="float">
            <text:p>0.33721696229385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337207726863319" calcext:value-type="float">
            <text:p>0.33720772686331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337166251925013" calcext:value-type="float">
            <text:p>0.3371662519250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Quercus"</text:p>
          </table:table-cell>
          <table:table-cell office:value-type="float" office:value="0.337161130857205" calcext:value-type="float">
            <text:p>0.33716113085720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336445796343953" calcext:value-type="float">
            <text:p>0.33644579634395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336248703148845" calcext:value-type="float">
            <text:p>0.336248703148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conif"</text:p>
          </table:table-cell>
          <table:table-cell office:value-type="float" office:value="0.333678253815983" calcext:value-type="float">
            <text:p>0.33367825381598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3315572015528" calcext:value-type="float">
            <text:p>0.331557201552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Pinus"</text:p>
          </table:table-cell>
          <table:table-cell office:value-type="float" office:value="0.331512046478713" calcext:value-type="float">
            <text:p>0.3315120464787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conif"</text:p>
          </table:table-cell>
          <table:table-cell office:value-type="float" office:value="0.328009619122876" calcext:value-type="float">
            <text:p>0.32800961912287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327641867531759" calcext:value-type="float">
            <text:p>0.32764186753175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Quercus"</text:p>
          </table:table-cell>
          <table:table-cell office:value-type="float" office:value="0.327099085129626" calcext:value-type="float">
            <text:p>0.32709908512962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0.326060444727907" calcext:value-type="float">
            <text:p>0.3260604447279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32308210642503" calcext:value-type="float">
            <text:p>0.3230821064250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322852362331635" calcext:value-type="float">
            <text:p>0.32285236233163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321777220468373" calcext:value-type="float">
            <text:p>0.32177722046837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Abies"</text:p>
          </table:table-cell>
          <table:table-cell office:value-type="float" office:value="0.321748875155381" calcext:value-type="float">
            <text:p>0.32174887515538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Salix"</text:p>
          </table:table-cell>
          <table:table-cell office:value-type="float" office:value="0.321533432907185" calcext:value-type="float">
            <text:p>0.32153343290718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Salix"</text:p>
          </table:table-cell>
          <table:table-cell office:value-type="float" office:value="0.311172267399811" calcext:value-type="float">
            <text:p>0.31117226739981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Salix"</text:p>
          </table:table-cell>
          <table:table-cell office:value-type="float" office:value="0.311110818261495" calcext:value-type="float">
            <text:p>0.31111081826149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304495531726157" calcext:value-type="float">
            <text:p>0.304495531726157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0.304466919654256" calcext:value-type="float">
            <text:p>0.304466919654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conif"</text:p>
          </table:table-cell>
          <table:table-cell office:value-type="float" office:value="0.30295273069435" calcext:value-type="float">
            <text:p>0.3029527306943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298990522181368" calcext:value-type="float">
            <text:p>0.2989905221813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Salix"</text:p>
          </table:table-cell>
          <table:table-cell office:value-type="float" office:value="0.29890454838626" calcext:value-type="float">
            <text:p>0.2989045483862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98308664550715" calcext:value-type="float">
            <text:p>0.2983086645507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conif"</text:p>
          </table:table-cell>
          <table:table-cell office:value-type="float" office:value="0.295455433778551" calcext:value-type="float">
            <text:p>0.29545543377855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294394791806328" calcext:value-type="float">
            <text:p>0.29439479180632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294262198385204" calcext:value-type="float">
            <text:p>0.29426219838520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293688148705557" calcext:value-type="float">
            <text:p>0.29368814870555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93582783566295" calcext:value-type="float">
            <text:p>0.29358278356629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Salix"</text:p>
          </table:table-cell>
          <table:table-cell office:value-type="float" office:value="0.291330591104304" calcext:value-type="float">
            <text:p>0.29133059110430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291177259866868" calcext:value-type="float">
            <text:p>0.29117725986686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291046215634089" calcext:value-type="float">
            <text:p>0.29104621563408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286841349700246" calcext:value-type="float">
            <text:p>0.28684134970024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286738976244057" calcext:value-type="float">
            <text:p>0.28673897624405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85928367334931" calcext:value-type="float">
            <text:p>0.28592836733493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0.284119221930406" calcext:value-type="float">
            <text:p>0.28411922193040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282972927352292" calcext:value-type="float">
            <text:p>0.2829729273522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Pinus"</text:p>
          </table:table-cell>
          <table:table-cell office:value-type="float" office:value="0.281973992810556" calcext:value-type="float">
            <text:p>0.2819739928105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Salix"</text:p>
          </table:table-cell>
          <table:table-cell office:value-type="float" office:value="0.280864441065611" calcext:value-type="float">
            <text:p>0.28086444106561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280145746248855" calcext:value-type="float">
            <text:p>0.28014574624885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Salix"</text:p>
          </table:table-cell>
          <table:table-cell office:value-type="float" office:value="0.279415042568713" calcext:value-type="float">
            <text:p>0.27941504256871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279295315557607" calcext:value-type="float">
            <text:p>0.27929531555760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279260586846197" calcext:value-type="float">
            <text:p>0.27926058684619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2791379385072" calcext:value-type="float">
            <text:p>0.27913793850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latif"</text:p>
          </table:table-cell>
          <table:table-cell office:value-type="float" office:value="0.278714859579681" calcext:value-type="float">
            <text:p>0.2787148595796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Arbutus"</text:p>
          </table:table-cell>
          <table:table-cell office:value-type="float" office:value="0.278572453063464" calcext:value-type="float">
            <text:p>0.2785724530634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Quercus"</text:p>
          </table:table-cell>
          <table:table-cell office:value-type="float" office:value="0.277465763334534" calcext:value-type="float">
            <text:p>0.27746576333453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276979295670307" calcext:value-type="float">
            <text:p>0.27697929567030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275035762203238" calcext:value-type="float">
            <text:p>0.27503576220323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Arbutus"</text:p>
          </table:table-cell>
          <table:table-cell office:value-type="float" office:value="0.274377009530352" calcext:value-type="float">
            <text:p>0.27437700953035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70580641669644" calcext:value-type="float">
            <text:p>0.2705806416696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Pinus"</text:p>
          </table:table-cell>
          <table:table-cell office:value-type="float" office:value="0.268575806677584" calcext:value-type="float">
            <text:p>0.26857580667758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Pinus"</text:p>
          </table:table-cell>
          <table:table-cell office:value-type="float" office:value="0.2684536362192" calcext:value-type="float">
            <text:p>0.268453636219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Pinus"</text:p>
          </table:table-cell>
          <table:table-cell office:value-type="float" office:value="0.268442139186179" calcext:value-type="float">
            <text:p>0.26844213918617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267764563208399" calcext:value-type="float">
            <text:p>0.26776456320839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Pinus"</text:p>
          </table:table-cell>
          <table:table-cell office:value-type="float" office:value="0.267707117876277" calcext:value-type="float">
            <text:p>0.26770711787627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267544993474729" calcext:value-type="float">
            <text:p>0.267544993474729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267487492516363" calcext:value-type="float">
            <text:p>0.26748749251636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266296746004986" calcext:value-type="float">
            <text:p>0.26629674600498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63914461399116" calcext:value-type="float">
            <text:p>0.263914461399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conif"</text:p>
          </table:table-cell>
          <table:table-cell office:value-type="float" office:value="0.26195876992188" calcext:value-type="float">
            <text:p>0.261958769921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inus"</text:p>
          </table:table-cell>
          <table:table-cell office:value-type="float" office:value="0.260963679207535" calcext:value-type="float">
            <text:p>0.26096367920753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Alnus"</text:p>
          </table:table-cell>
          <table:table-cell office:value-type="float" office:value="0.260837581728946" calcext:value-type="float">
            <text:p>0.26083758172894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260707972180936" calcext:value-type="float">
            <text:p>0.2607079721809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58820983049987" calcext:value-type="float">
            <text:p>0.2588209830499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Salix"</text:p>
          </table:table-cell>
          <table:table-cell office:value-type="float" office:value="0.2563747939982" calcext:value-type="float">
            <text:p>0.256374793998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5596397824123" calcext:value-type="float">
            <text:p>0.2559639782412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52239555978492" calcext:value-type="float">
            <text:p>0.25223955597849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486564758814" calcext:value-type="float">
            <text:p>0.248656475881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48527332969158" calcext:value-type="float">
            <text:p>0.2485273329691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latif"</text:p>
          </table:table-cell>
          <table:table-cell office:value-type="float" office:value="0.248502835730656" calcext:value-type="float">
            <text:p>0.24850283573065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48418868061642" calcext:value-type="float">
            <text:p>0.2484188680616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Salix"</text:p>
          </table:table-cell>
          <table:table-cell office:value-type="float" office:value="0.24787014665872" calcext:value-type="float">
            <text:p>0.2478701466587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7245619614258" calcext:value-type="float">
            <text:p>0.24724561961425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7188508167345" calcext:value-type="float">
            <text:p>0.24718850816734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7178099272844" calcext:value-type="float">
            <text:p>0.24717809927284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47138992885903" calcext:value-type="float">
            <text:p>0.2471389928859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Abies"</text:p>
          </table:table-cell>
          <table:table-cell office:value-type="float" office:value="0.245957567497363" calcext:value-type="float">
            <text:p>0.24595756749736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Salix"</text:p>
          </table:table-cell>
          <table:table-cell office:value-type="float" office:value="0.244410384515391" calcext:value-type="float">
            <text:p>0.2444103845153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Alnus"</text:p>
          </table:table-cell>
          <table:table-cell office:value-type="float" office:value="0.243829100722586" calcext:value-type="float">
            <text:p>0.24382910072258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Salix"</text:p>
          </table:table-cell>
          <table:table-cell office:value-type="float" office:value="0.243632000557744" calcext:value-type="float">
            <text:p>0.24363200055774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43181931886079" calcext:value-type="float">
            <text:p>0.24318193188607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0.243064910581115" calcext:value-type="float">
            <text:p>0.2430649105811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42849710808967" calcext:value-type="float">
            <text:p>0.24284971080896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42774604443018" calcext:value-type="float">
            <text:p>0.242774604443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Abies"</text:p>
          </table:table-cell>
          <table:table-cell office:value-type="float" office:value="0.24092729369029" calcext:value-type="float">
            <text:p>0.2409272936902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0769243621199" calcext:value-type="float">
            <text:p>0.24076924362119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Salix"</text:p>
          </table:table-cell>
          <table:table-cell office:value-type="float" office:value="0.235984272775637" calcext:value-type="float">
            <text:p>0.2359842727756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conif"</text:p>
          </table:table-cell>
          <table:table-cell office:value-type="float" office:value="0.233784505013678" calcext:value-type="float">
            <text:p>0.2337845050136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conif"</text:p>
          </table:table-cell>
          <table:table-cell office:value-type="float" office:value="0.23359244182837" calcext:value-type="float">
            <text:p>0.233592441828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conif"</text:p>
          </table:table-cell>
          <table:table-cell office:value-type="float" office:value="0.233537356253422" calcext:value-type="float">
            <text:p>0.2335373562534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33408498737679" calcext:value-type="float">
            <text:p>0.23340849873767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32290712602007" calcext:value-type="float">
            <text:p>0.2322907126020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Quercus"</text:p>
          </table:table-cell>
          <table:table-cell office:value-type="float" office:value="0.230900096642398" calcext:value-type="float">
            <text:p>0.2309000966423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conif"</text:p>
          </table:table-cell>
          <table:table-cell office:value-type="float" office:value="0.229009493774728" calcext:value-type="float">
            <text:p>0.22900949377472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2800288179834" calcext:value-type="float">
            <text:p>0.228002881798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bies"</text:p>
          </table:table-cell>
          <table:table-cell office:value-type="float" office:value="0.227918235436961" calcext:value-type="float">
            <text:p>0.2279182354369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Abies"</text:p>
          </table:table-cell>
          <table:table-cell office:value-type="float" office:value="0.226052219715782" calcext:value-type="float">
            <text:p>0.2260522197157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conif"</text:p>
          </table:table-cell>
          <table:table-cell office:value-type="float" office:value="0.225751917887607" calcext:value-type="float">
            <text:p>0.2257519178876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conif"</text:p>
          </table:table-cell>
          <table:table-cell office:value-type="float" office:value="0.22573508235694" calcext:value-type="float">
            <text:p>0.2257350823569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225229230899157" calcext:value-type="float">
            <text:p>0.22522923089915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Pinus"</text:p>
          </table:table-cell>
          <table:table-cell office:value-type="float" office:value="0.225152716789141" calcext:value-type="float">
            <text:p>0.22515271678914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222273336667033" calcext:value-type="float">
            <text:p>0.2222733366670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bies"</text:p>
          </table:table-cell>
          <table:table-cell office:value-type="float" office:value="0.219528842683175" calcext:value-type="float">
            <text:p>0.2195288426831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Abies"</text:p>
          </table:table-cell>
          <table:table-cell office:value-type="float" office:value="0.21936737042245" calcext:value-type="float">
            <text:p>0.219367370422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Abies"</text:p>
          </table:table-cell>
          <table:table-cell office:value-type="float" office:value="0.219172645217961" calcext:value-type="float">
            <text:p>0.21917264521796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Arbutus"</text:p>
          </table:table-cell>
          <table:table-cell office:value-type="float" office:value="0.21756930564484" calcext:value-type="float">
            <text:p>0.2175693056448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215066948012013" calcext:value-type="float">
            <text:p>0.2150669480120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214950579282298" calcext:value-type="float">
            <text:p>0.21495057928229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214853415398191" calcext:value-type="float">
            <text:p>0.2148534153981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21428021469302" calcext:value-type="float">
            <text:p>0.2142802146930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214164119620493" calcext:value-type="float">
            <text:p>0.21416411962049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21406680687633" calcext:value-type="float">
            <text:p>0.214066806876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conif"</text:p>
          </table:table-cell>
          <table:table-cell office:value-type="float" office:value="0.209588738713588" calcext:value-type="float">
            <text:p>0.20958873871358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0.208141435665937" calcext:value-type="float">
            <text:p>0.20814143566593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207733228199975" calcext:value-type="float">
            <text:p>0.2077332281999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7494327633349" calcext:value-type="float">
            <text:p>0.20749432763334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207419524653649" calcext:value-type="float">
            <text:p>0.20741952465364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4573750596374" calcext:value-type="float">
            <text:p>0.20457375059637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4539159742748" calcext:value-type="float">
            <text:p>0.20453915974274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03829125951843" calcext:value-type="float">
            <text:p>0.20382912595184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03346484006626" calcext:value-type="float">
            <text:p>0.20334648400662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0381300701999" calcext:value-type="float">
            <text:p>0.20038130070199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200029580349734" calcext:value-type="float">
            <text:p>0.20002958034973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196541251076253" calcext:value-type="float">
            <text:p>0.19654125107625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195748844419624" calcext:value-type="float">
            <text:p>0.1957488444196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bies"</text:p>
          </table:table-cell>
          <table:table-cell office:value-type="float" office:value="0.194148460488948" calcext:value-type="float">
            <text:p>0.19414846048894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92193459722994" calcext:value-type="float">
            <text:p>0.19219345972299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91745081336969" calcext:value-type="float">
            <text:p>0.19174508133696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190787998320725" calcext:value-type="float">
            <text:p>0.19078799832072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Pinus"</text:p>
          </table:table-cell>
          <table:table-cell office:value-type="float" office:value="0.188706212094998" calcext:value-type="float">
            <text:p>0.18870621209499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188698800859319" calcext:value-type="float">
            <text:p>0.1886988008593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conif"</text:p>
          </table:table-cell>
          <table:table-cell office:value-type="float" office:value="0.187812614943992" calcext:value-type="float">
            <text:p>0.18781261494399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87079106934463" calcext:value-type="float">
            <text:p>0.18707910693446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187053241176134" calcext:value-type="float">
            <text:p>0.18705324117613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86972136076473" calcext:value-type="float">
            <text:p>0.18697213607647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Alnus"</text:p>
          </table:table-cell>
          <table:table-cell office:value-type="float" office:value="0.18695065171722" calcext:value-type="float">
            <text:p>0.1869506517172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86537844124236" calcext:value-type="float">
            <text:p>0.18653784412423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181272235288849" calcext:value-type="float">
            <text:p>0.181272235288849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81165375552625" calcext:value-type="float">
            <text:p>0.1811653755526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Abies"</text:p>
          </table:table-cell>
          <table:table-cell office:value-type="float" office:value="0.181064696906576" calcext:value-type="float">
            <text:p>0.1810646969065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Abies"</text:p>
          </table:table-cell>
          <table:table-cell office:value-type="float" office:value="0.180919524813569" calcext:value-type="float">
            <text:p>0.18091952481356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180781906122087" calcext:value-type="float">
            <text:p>0.18078190612208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179522455663045" calcext:value-type="float">
            <text:p>0.1795224556630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runus"</text:p>
          </table:table-cell>
          <table:table-cell office:value-type="float" office:value="0.179217483147784" calcext:value-type="float">
            <text:p>0.1792174831477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Pinus"</text:p>
          </table:table-cell>
          <table:table-cell office:value-type="float" office:value="0.174537434727751" calcext:value-type="float">
            <text:p>0.17453743472775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65374675865159" calcext:value-type="float">
            <text:p>0.1653746758651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Abies"</text:p>
          </table:table-cell>
          <table:table-cell office:value-type="float" office:value="0.16465543956374" calcext:value-type="float">
            <text:p>0.1646554395637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6057870081859" calcext:value-type="float">
            <text:p>0.1605787008185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157940438043357" calcext:value-type="float">
            <text:p>0.1579404380433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conif"</text:p>
          </table:table-cell>
          <table:table-cell office:value-type="float" office:value="0.157830318652618" calcext:value-type="float">
            <text:p>0.1578303186526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Pinus"</text:p>
          </table:table-cell>
          <table:table-cell office:value-type="float" office:value="0.157524758535553" calcext:value-type="float">
            <text:p>0.15752475853555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53678185774145" calcext:value-type="float">
            <text:p>0.15367818577414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53548515305843" calcext:value-type="float">
            <text:p>0.1535485153058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latif"</text:p>
          </table:table-cell>
          <table:table-cell office:value-type="float" office:value="0.150554876001024" calcext:value-type="float">
            <text:p>0.1505548760010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latif"</text:p>
          </table:table-cell>
          <table:table-cell office:value-type="float" office:value="0.150533956172622" calcext:value-type="float">
            <text:p>0.15053395617262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Prunus"</text:p>
          </table:table-cell>
          <table:table-cell office:value-type="float" office:value="0.149033956025191" calcext:value-type="float">
            <text:p>0.14903395602519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Prunus"</text:p>
          </table:table-cell>
          <table:table-cell office:value-type="float" office:value="0.149019518588484" calcext:value-type="float">
            <text:p>0.14901951858848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148934037817409" calcext:value-type="float">
            <text:p>0.148934037817409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48804996009544" calcext:value-type="float">
            <text:p>0.14880499600954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143663561099898" calcext:value-type="float">
            <text:p>0.14366356109989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41658795746222" calcext:value-type="float">
            <text:p>0.14165879574622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141371194888811" calcext:value-type="float">
            <text:p>0.14137119488881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141356632035472" calcext:value-type="float">
            <text:p>0.1413566320354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latif"</text:p>
          </table:table-cell>
          <table:table-cell office:value-type="float" office:value="0.139764711899076" calcext:value-type="float">
            <text:p>0.1397647118990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latif"</text:p>
          </table:table-cell>
          <table:table-cell office:value-type="float" office:value="0.139747759006574" calcext:value-type="float">
            <text:p>0.13974775900657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39479508720715" calcext:value-type="float">
            <text:p>0.13947950872071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39035218820062" calcext:value-type="float">
            <text:p>0.1390352188200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conif"</text:p>
          </table:table-cell>
          <table:table-cell office:value-type="float" office:value="0.138851953118552" calcext:value-type="float">
            <text:p>0.1388519531185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latif"</text:p>
          </table:table-cell>
          <table:table-cell office:value-type="float" office:value="0.137966337371709" calcext:value-type="float">
            <text:p>0.13796633737170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Alnus"</text:p>
          </table:table-cell>
          <table:table-cell office:value-type="float" office:value="0.135480955372049" calcext:value-type="float">
            <text:p>0.13548095537204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35363216512411" calcext:value-type="float">
            <text:p>0.1353632165124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latif"</text:p>
          </table:table-cell>
          <table:table-cell office:value-type="float" office:value="0.134955361131095" calcext:value-type="float">
            <text:p>0.13495536113109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34369061248534" calcext:value-type="float">
            <text:p>0.13436906124853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134285194639624" calcext:value-type="float">
            <text:p>0.13428519463962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134238177615723" calcext:value-type="float">
            <text:p>0.1342381776157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latif"</text:p>
          </table:table-cell>
          <table:table-cell office:value-type="float" office:value="0.133167314806277" calcext:value-type="float">
            <text:p>0.1331673148062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bies"</text:p>
          </table:table-cell>
          <table:table-cell office:value-type="float" office:value="0.132857776287382" calcext:value-type="float">
            <text:p>0.13285777628738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131833070240536" calcext:value-type="float">
            <text:p>0.13183307024053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13181855203917" calcext:value-type="float">
            <text:p>0.131818552039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latif"</text:p>
          </table:table-cell>
          <table:table-cell office:value-type="float" office:value="0.131789780771169" calcext:value-type="float">
            <text:p>0.1317897807711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latif"</text:p>
          </table:table-cell>
          <table:table-cell office:value-type="float" office:value="0.131272944526285" calcext:value-type="float">
            <text:p>0.1312729445262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Pinus"</text:p>
          </table:table-cell>
          <table:table-cell office:value-type="float" office:value="0.130102736349957" calcext:value-type="float">
            <text:p>0.1301027363499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latif"</text:p>
          </table:table-cell>
          <table:table-cell office:value-type="float" office:value="0.130078935482774" calcext:value-type="float">
            <text:p>0.1300789354827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Pinus"</text:p>
          </table:table-cell>
          <table:table-cell office:value-type="float" office:value="0.129834917305901" calcext:value-type="float">
            <text:p>0.12983491730590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27223105230653" calcext:value-type="float">
            <text:p>0.12722310523065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126053782473547" calcext:value-type="float">
            <text:p>0.12605378247354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12603936041418" calcext:value-type="float">
            <text:p>0.1260393604141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125999164346413" calcext:value-type="float">
            <text:p>0.12599916434641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125984743392021" calcext:value-type="float">
            <text:p>0.1259847433920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Quercus"</text:p>
          </table:table-cell>
          <table:table-cell office:value-type="float" office:value="0.125578926853256" calcext:value-type="float">
            <text:p>0.1255789268532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Quercus"</text:p>
          </table:table-cell>
          <table:table-cell office:value-type="float" office:value="0.125518414924168" calcext:value-type="float">
            <text:p>0.1255184149241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Abies"</text:p>
          </table:table-cell>
          <table:table-cell office:value-type="float" office:value="0.124790787192716" calcext:value-type="float">
            <text:p>0.1247907871927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rbutus"</text:p>
          </table:table-cell>
          <table:table-cell office:value-type="float" office:value="0.123642979997933" calcext:value-type="float">
            <text:p>0.12364297999793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122639337174534" calcext:value-type="float">
            <text:p>0.1226393371745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latif"</text:p>
          </table:table-cell>
          <table:table-cell office:value-type="float" office:value="0.122016709534098" calcext:value-type="float">
            <text:p>0.12201670953409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21244992702655" calcext:value-type="float">
            <text:p>0.1212449927026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2119490693975" calcext:value-type="float">
            <text:p>0.1211949069397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120839818577906" calcext:value-type="float">
            <text:p>0.12083981857790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120825516486127" calcext:value-type="float">
            <text:p>0.1208255164861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Quercus"</text:p>
          </table:table-cell>
          <table:table-cell office:value-type="float" office:value="0.120738012929965" calcext:value-type="float">
            <text:p>0.1207380129299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latif"</text:p>
          </table:table-cell>
          <table:table-cell office:value-type="float" office:value="0.11974991432948" calcext:value-type="float">
            <text:p>0.1197499143294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117440624126245" calcext:value-type="float">
            <text:p>0.117440624126245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Prunus"</text:p>
          </table:table-cell>
          <table:table-cell office:value-type="float" office:value="0.117332320513413" calcext:value-type="float">
            <text:p>0.1173323205134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Quercus"</text:p>
          </table:table-cell>
          <table:table-cell office:value-type="float" office:value="0.117221047438631" calcext:value-type="float">
            <text:p>0.11722104743863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Quercus"</text:p>
          </table:table-cell>
          <table:table-cell office:value-type="float" office:value="0.117194543496458" calcext:value-type="float">
            <text:p>0.11719454349645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115739939734248" calcext:value-type="float">
            <text:p>0.11573993973424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1568886507116" calcext:value-type="float">
            <text:p>0.115688865071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15605489454922" calcext:value-type="float">
            <text:p>0.11560548945492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11021092561896" calcext:value-type="float">
            <text:p>0.11102109256189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10990043456619" calcext:value-type="float">
            <text:p>0.11099004345661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Prunus"</text:p>
          </table:table-cell>
          <table:table-cell office:value-type="float" office:value="0.110733537568185" calcext:value-type="float">
            <text:p>0.11073353756818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110515353661058" calcext:value-type="float">
            <text:p>0.11051535366105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109333668702036" calcext:value-type="float">
            <text:p>0.10933366870203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108269909418988" calcext:value-type="float">
            <text:p>0.10826990941898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runus"</text:p>
          </table:table-cell>
          <table:table-cell office:value-type="float" office:value="0.107326412377221" calcext:value-type="float">
            <text:p>0.1073264123772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07113933697302" calcext:value-type="float">
            <text:p>0.10711393369730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Prunus"</text:p>
          </table:table-cell>
          <table:table-cell office:value-type="float" office:value="0.106254550366598" calcext:value-type="float">
            <text:p>0.10625455036659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05229600780737" calcext:value-type="float">
            <text:p>0.10522960078073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105153353142988" calcext:value-type="float">
            <text:p>0.10515335314298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2976547509961" calcext:value-type="float">
            <text:p>0.10297654750996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1961456421989" calcext:value-type="float">
            <text:p>0.10196145642198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lnus"</text:p>
          </table:table-cell>
          <table:table-cell office:value-type="float" office:value="0.101407590925806" calcext:value-type="float">
            <text:p>0.10140759092580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0920511030813" calcext:value-type="float">
            <text:p>0.1009205110308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bies"</text:p>
          </table:table-cell>
          <table:table-cell office:value-type="float" office:value="0.100302300236142" calcext:value-type="float">
            <text:p>0.10030230023614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100209880918228" calcext:value-type="float">
            <text:p>0.10020988091822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100108993930097" calcext:value-type="float">
            <text:p>0.10010899393009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998134104737705" calcext:value-type="float">
            <text:p>0.09981341047377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0995590424926493" calcext:value-type="float">
            <text:p>0.09955904249264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993017600501945" calcext:value-type="float">
            <text:p>0.0993017600501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latif"</text:p>
          </table:table-cell>
          <table:table-cell office:value-type="float" office:value="0.0990589461239122" calcext:value-type="float">
            <text:p>0.09905894612391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0989815964628665" calcext:value-type="float">
            <text:p>0.09898159646286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98947372777909" calcext:value-type="float">
            <text:p>0.09894737277790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0969470521532675" calcext:value-type="float">
            <text:p>0.0969470521532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latif"</text:p>
          </table:table-cell>
          <table:table-cell office:value-type="float" office:value="0.0955337790931975" calcext:value-type="float">
            <text:p>0.09553377909319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0953235052889376" calcext:value-type="float">
            <text:p>0.09532350528893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reabasal_Pinus"</text:p>
          </table:table-cell>
          <table:table-cell office:value-type="float" office:value="0.0943957469052603" calcext:value-type="float">
            <text:p>0.094395746905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bies"</text:p>
          </table:table-cell>
          <table:table-cell office:value-type="float" office:value="0.0943446739474265" calcext:value-type="float">
            <text:p>0.0943446739474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Abies"</text:p>
          </table:table-cell>
          <table:table-cell office:value-type="float" office:value="0.0942695973926279" calcext:value-type="float">
            <text:p>0.0942695973926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Pinus"</text:p>
          </table:table-cell>
          <table:table-cell office:value-type="float" office:value="0.0938289542486212" calcext:value-type="float">
            <text:p>0.09382895424862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Pinus"</text:p>
          </table:table-cell>
          <table:table-cell office:value-type="float" office:value="0.0932141233068464" calcext:value-type="float">
            <text:p>0.09321412330684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0931977849127861" calcext:value-type="float">
            <text:p>0.0931977849127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conif"</text:p>
          </table:table-cell>
          <table:table-cell office:value-type="float" office:value="0.0924542390175917" calcext:value-type="float">
            <text:p>0.0924542390175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latif"</text:p>
          </table:table-cell>
          <table:table-cell office:value-type="float" office:value="0.090783077371206" calcext:value-type="float">
            <text:p>0.0907830773712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inus"</text:p>
          </table:table-cell>
          <table:table-cell office:value-type="float" office:value="0.0906837122297738" calcext:value-type="float">
            <text:p>0.09068371222977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899029492126613" calcext:value-type="float">
            <text:p>0.08990294921266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898346550568018" calcext:value-type="float">
            <text:p>0.08983465505680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Quercus"</text:p>
          </table:table-cell>
          <table:table-cell office:value-type="float" office:value="0.0894323683678217" calcext:value-type="float">
            <text:p>0.08943236836782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0888511493365739" calcext:value-type="float">
            <text:p>0.08885114933657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Pinus"</text:p>
          </table:table-cell>
          <table:table-cell office:value-type="float" office:value="0.0883504241282904" calcext:value-type="float">
            <text:p>0.088350424128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conif"</text:p>
          </table:table-cell>
          <table:table-cell office:value-type="float" office:value="0.0881101754215839" calcext:value-type="float">
            <text:p>0.0881101754215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latif"</text:p>
          </table:table-cell>
          <table:table-cell office:value-type="float" office:value="0.0877797130382028" calcext:value-type="float">
            <text:p>0.0877797130382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latif"</text:p>
          </table:table-cell>
          <table:table-cell office:value-type="float" office:value="0.0877509743866324" calcext:value-type="float">
            <text:p>0.0877509743866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conif"</text:p>
          </table:table-cell>
          <table:table-cell office:value-type="float" office:value="0.0873113719819657" calcext:value-type="float">
            <text:p>0.0873113719819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conif"</text:p>
          </table:table-cell>
          <table:table-cell office:value-type="float" office:value="0.0873056782651198" calcext:value-type="float">
            <text:p>0.087305678265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869555843782513" calcext:value-type="float">
            <text:p>0.08695558437825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86819713198218" calcext:value-type="float">
            <text:p>0.08681971319821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0852320469148823" calcext:value-type="float">
            <text:p>0.08523204691488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amcopa_Abies"</text:p>
          </table:table-cell>
          <table:table-cell office:value-type="float" office:value="0.08521067161216" calcext:value-type="float">
            <text:p>0.085210671612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latif"</text:p>
          </table:table-cell>
          <table:table-cell office:value-type="float" office:value="0.0850100851292086" calcext:value-type="float">
            <text:p>0.08501008512920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0846304879482329" calcext:value-type="float">
            <text:p>0.0846304879482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84166536370661" calcext:value-type="float">
            <text:p>0.08416653637066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Pinus"</text:p>
          </table:table-cell>
          <table:table-cell office:value-type="float" office:value="0.0841537168504534" calcext:value-type="float">
            <text:p>0.08415371685045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827807545333152" calcext:value-type="float">
            <text:p>0.0827807545333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827101152397006" calcext:value-type="float">
            <text:p>0.08271011523970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0818833405459765" calcext:value-type="float">
            <text:p>0.08188334054597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Prunus"</text:p>
          </table:table-cell>
          <table:table-cell office:value-type="float" office:value="0.0818445811066576" calcext:value-type="float">
            <text:p>0.08184458110665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Prunus"</text:p>
          </table:table-cell>
          <table:table-cell office:value-type="float" office:value="0.08172777315076" calcext:value-type="float">
            <text:p>0.0817277731507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Quercus"</text:p>
          </table:table-cell>
          <table:table-cell office:value-type="float" office:value="0.0804613946781955" calcext:value-type="float">
            <text:p>0.08046139467819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Pinus"</text:p>
          </table:table-cell>
          <table:table-cell office:value-type="float" office:value="0.0799459994053212" calcext:value-type="float">
            <text:p>0.0799459994053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Quercus"</text:p>
          </table:table-cell>
          <table:table-cell office:value-type="float" office:value="0.0794816370900716" calcext:value-type="float">
            <text:p>0.07948163709007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0785369087381411" calcext:value-type="float">
            <text:p>0.07853690873814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0784986194377167" calcext:value-type="float">
            <text:p>0.07849861943771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0784918419725615" calcext:value-type="float">
            <text:p>0.07849184197256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Prunus"</text:p>
          </table:table-cell>
          <table:table-cell office:value-type="float" office:value="0.0776001194738826" calcext:value-type="float">
            <text:p>0.0776001194738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Quercus"</text:p>
          </table:table-cell>
          <table:table-cell office:value-type="float" office:value="0.0775316190057206" calcext:value-type="float">
            <text:p>0.0775316190057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Quercus"</text:p>
          </table:table-cell>
          <table:table-cell office:value-type="float" office:value="0.0760987020768762" calcext:value-type="float">
            <text:p>0.07609870207687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Quercus"</text:p>
          </table:table-cell>
          <table:table-cell office:value-type="float" office:value="0.0760844455670595" calcext:value-type="float">
            <text:p>0.076084445567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lnus"</text:p>
          </table:table-cell>
          <table:table-cell office:value-type="float" office:value="0.075444842144432" calcext:value-type="float">
            <text:p>0.07544484214443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Quercus"</text:p>
          </table:table-cell>
          <table:table-cell office:value-type="float" office:value="0.0746850435275372" calcext:value-type="float">
            <text:p>0.074685043527537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Prunus"</text:p>
          </table:table-cell>
          <table:table-cell office:value-type="float" office:value="0.0742560358343508" calcext:value-type="float">
            <text:p>0.07425603583435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0741854201759399" calcext:value-type="float">
            <text:p>0.074185420175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724854088019753" calcext:value-type="float">
            <text:p>0.07248540880197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Pinus"</text:p>
          </table:table-cell>
          <table:table-cell office:value-type="float" office:value="0.0721185216822209" calcext:value-type="float">
            <text:p>0.07211852168222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717420456885179" calcext:value-type="float">
            <text:p>0.0717420456885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691293195088106" calcext:value-type="float">
            <text:p>0.0691293195088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691256742375268" calcext:value-type="float">
            <text:p>0.0691256742375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conif"</text:p>
          </table:table-cell>
          <table:table-cell office:value-type="float" office:value="0.0688607960551151" calcext:value-type="float">
            <text:p>0.0688607960551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lnus"</text:p>
          </table:table-cell>
          <table:table-cell office:value-type="float" office:value="0.0685827305629259" calcext:value-type="float">
            <text:p>0.06858273056292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0676231548578165" calcext:value-type="float">
            <text:p>0.06762315485781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0670735144534762" calcext:value-type="float">
            <text:p>0.0670735144534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Pinus"</text:p>
          </table:table-cell>
          <table:table-cell office:value-type="float" office:value="0.0644638347106614" calcext:value-type="float">
            <text:p>0.06446383471066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Alnus"</text:p>
          </table:table-cell>
          <table:table-cell office:value-type="float" office:value="0.0644255941784728" calcext:value-type="float">
            <text:p>0.0644255941784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Pinus"</text:p>
          </table:table-cell>
          <table:table-cell office:value-type="float" office:value="0.0643984592584101" calcext:value-type="float">
            <text:p>0.0643984592584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Quercus"</text:p>
          </table:table-cell>
          <table:table-cell office:value-type="float" office:value="0.0617732285487219" calcext:value-type="float">
            <text:p>0.0617732285487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60687557527297" calcext:value-type="float">
            <text:p>0.0606875575272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inus"</text:p>
          </table:table-cell>
          <table:table-cell office:value-type="float" office:value="0.0604122618012825" calcext:value-type="float">
            <text:p>0.06041226180128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598791611593975" calcext:value-type="float">
            <text:p>0.0598791611593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Alnus"</text:p>
          </table:table-cell>
          <table:table-cell office:value-type="float" office:value="0.0593640329475549" calcext:value-type="float">
            <text:p>0.05936403294755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runus"</text:p>
          </table:table-cell>
          <table:table-cell office:value-type="float" office:value="0.0578569164554577" calcext:value-type="float">
            <text:p>0.0578569164554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Abies"</text:p>
          </table:table-cell>
          <table:table-cell office:value-type="float" office:value="0.056550333813235" calcext:value-type="float">
            <text:p>0.0565503338132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Abies"</text:p>
          </table:table-cell>
          <table:table-cell office:value-type="float" office:value="0.0564789875631178" calcext:value-type="float">
            <text:p>0.0564789875631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conif"</text:p>
          </table:table-cell>
          <table:table-cell office:value-type="float" office:value="0.0557302309806499" calcext:value-type="float">
            <text:p>0.0557302309806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0550609392913915" calcext:value-type="float">
            <text:p>0.05506093929139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Pinus"</text:p>
          </table:table-cell>
          <table:table-cell office:value-type="float" office:value="0.0550226522349027" calcext:value-type="float">
            <text:p>0.05502265223490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046133548645883" calcext:value-type="float">
            <text:p>0.0461335486458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latif"</text:p>
          </table:table-cell>
          <table:table-cell office:value-type="float" office:value="0.045070055059732" calcext:value-type="float">
            <text:p>0.04507005505973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Prunus"</text:p>
          </table:table-cell>
          <table:table-cell office:value-type="float" office:value="0.0450543842624975" calcext:value-type="float">
            <text:p>0.04505438426249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430123648043434" calcext:value-type="float">
            <text:p>0.04301236480434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0.0428266855134336" calcext:value-type="float">
            <text:p>0.0428266855134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bies"</text:p>
          </table:table-cell>
          <table:table-cell office:value-type="float" office:value="0.0403485526011919" calcext:value-type="float">
            <text:p>0.0403485526011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latif"</text:p>
          </table:table-cell>
          <table:table-cell office:value-type="float" office:value="0.0364823869130449" calcext:value-type="float">
            <text:p>0.03648238691304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354047837077269" calcext:value-type="float">
            <text:p>0.03540478370772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Alnus"</text:p>
          </table:table-cell>
          <table:table-cell office:value-type="float" office:value="0.0349514196004294" calcext:value-type="float">
            <text:p>0.0349514196004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Abies"</text:p>
          </table:table-cell>
          <table:table-cell office:value-type="float" office:value="0.0347662310517319" calcext:value-type="float">
            <text:p>0.0347662310517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Abies"</text:p>
          </table:table-cell>
          <table:table-cell office:value-type="float" office:value="0.0346984017636383" calcext:value-type="float">
            <text:p>0.03469840176363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0.0339303824664433" calcext:value-type="float">
            <text:p>0.03393038246644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0.0338493022664893" calcext:value-type="float">
            <text:p>0.0338493022664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latif"</text:p>
          </table:table-cell>
          <table:table-cell office:value-type="float" office:value="0.0328576964884445" calcext:value-type="float">
            <text:p>0.0328576964884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latif"</text:p>
          </table:table-cell>
          <table:table-cell office:value-type="float" office:value="0.032852962129022" calcext:value-type="float">
            <text:p>0.0328529621290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latif"</text:p>
          </table:table-cell>
          <table:table-cell office:value-type="float" office:value="0.0327657124088165" calcext:value-type="float">
            <text:p>0.0327657124088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Alnus"</text:p>
          </table:table-cell>
          <table:table-cell office:value-type="float" office:value="0.0291268812642136" calcext:value-type="float">
            <text:p>0.02912688126421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Alnus"</text:p>
          </table:table-cell>
          <table:table-cell office:value-type="float" office:value="0.0289228587618016" calcext:value-type="float">
            <text:p>0.02892285876180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281814691814906" calcext:value-type="float">
            <text:p>0.02818146918149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lnus"</text:p>
          </table:table-cell>
          <table:table-cell office:value-type="float" office:value="0.0253850930064918" calcext:value-type="float">
            <text:p>0.0253850930064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latif"</text:p>
          </table:table-cell>
          <table:table-cell office:value-type="float" office:value="0.0247019880826885" calcext:value-type="float">
            <text:p>0.02470198808268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238324109663795" calcext:value-type="float">
            <text:p>0.0238324109663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0211008807110313" calcext:value-type="float">
            <text:p>0.02110088071103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Abies"</text:p>
          </table:table-cell>
          <table:table-cell office:value-type="float" office:value="0.0206611560600261" calcext:value-type="float">
            <text:p>0.02066115606002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Pinus"</text:p>
          </table:table-cell>
          <table:table-cell office:value-type="float" office:value="0.0181748600265544" calcext:value-type="float">
            <text:p>0.01817486002655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0181466038943122" calcext:value-type="float">
            <text:p>0.01814660389431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15521748420693" calcext:value-type="float">
            <text:p>0.01552174842069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Pinus"</text:p>
          </table:table-cell>
          <table:table-cell office:value-type="float" office:value="0.014820490825411" calcext:value-type="float">
            <text:p>0.0148204908254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Prunus"</text:p>
          </table:table-cell>
          <table:table-cell office:value-type="float" office:value="0.0144917042721575" calcext:value-type="float">
            <text:p>0.0144917042721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latif"</text:p>
          </table:table-cell>
          <table:table-cell office:value-type="float" office:value="0.0140169797095626" calcext:value-type="float">
            <text:p>0.01401697970956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139055225821375" calcext:value-type="float">
            <text:p>0.01390552258213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0125684522832323" calcext:value-type="float">
            <text:p>0.01256845228323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0123273307316839" calcext:value-type="float">
            <text:p>0.012327330731684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0.0122791452133934" calcext:value-type="float">
            <text:p>0.01227914521339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0121689462437287" calcext:value-type="float">
            <text:p>0.01216894624372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0121551369965222" calcext:value-type="float">
            <text:p>0.01215513699652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0119521441937957" calcext:value-type="float">
            <text:p>0.01195214419379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0119382816058989" calcext:value-type="float">
            <text:p>0.01193828160589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0106678677654838" calcext:value-type="float">
            <text:p>0.01066786776548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0.00957822471468042" calcext:value-type="float">
            <text:p>0.0095782247146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reabasal_Abies"</text:p>
          </table:table-cell>
          <table:table-cell office:value-type="float" office:value="0.00832818045603744" calcext:value-type="float">
            <text:p>0.00832818045603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00586288307373631" calcext:value-type="float">
            <text:p>0.00586288307373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00506146448234501" calcext:value-type="float">
            <text:p>0.0050614644823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Pinus"</text:p>
          </table:table-cell>
          <table:table-cell office:value-type="float" office:value="0.00503537589980573" calcext:value-type="float">
            <text:p>0.0050353758998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Pinus"</text:p>
          </table:table-cell>
          <table:table-cell office:value-type="float" office:value="0.00492853993973746" calcext:value-type="float">
            <text:p>0.00492853993973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00474184844978496" calcext:value-type="float">
            <text:p>0.00474184844978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Prunus"</text:p>
          </table:table-cell>
          <table:table-cell office:value-type="float" office:value="0.00465954315396115" calcext:value-type="float">
            <text:p>0.00465954315396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00351016705055049" calcext:value-type="float">
            <text:p>0.0035101670505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Prunus"</text:p>
          </table:table-cell>
          <table:table-cell office:value-type="float" office:value="0.00339085643747802" calcext:value-type="float">
            <text:p>0.00339085643747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Prunus"</text:p>
          </table:table-cell>
          <table:table-cell office:value-type="float" office:value="0.00268945322725178" calcext:value-type="float">
            <text:p>0.00268945322725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0.00234128166641804" calcext:value-type="float">
            <text:p>0.0023412816664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0.000341251091843841" calcext:value-type="float">
            <text:p>0.00034125109184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0173669155695798" calcext:value-type="float">
            <text:p>-0.00017366915569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0889129250392336" calcext:value-type="float">
            <text:p>-0.00088912925039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382620094350294" calcext:value-type="float">
            <text:p>-0.00382620094350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00439000978353183" calcext:value-type="float">
            <text:p>-0.00439000978353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Prunus"</text:p>
          </table:table-cell>
          <table:table-cell office:value-type="float" office:value="-0.00442294438714917" calcext:value-type="float">
            <text:p>-0.00442294438714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454756210870627" calcext:value-type="float">
            <text:p>-0.00454756210870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576940574050613" calcext:value-type="float">
            <text:p>-0.0057694057405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578700312520319" calcext:value-type="float">
            <text:p>-0.00578700312520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649035199976015" calcext:value-type="float">
            <text:p>-0.0064903519997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650793412107914" calcext:value-type="float">
            <text:p>-0.0065079341210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Pinus"</text:p>
          </table:table-cell>
          <table:table-cell office:value-type="float" office:value="-0.00681622525684169" calcext:value-type="float">
            <text:p>-0.0068162252568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739270057327323" calcext:value-type="float">
            <text:p>-0.0073927005732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Pinus"</text:p>
          </table:table-cell>
          <table:table-cell office:value-type="float" office:value="-0.00759734033645787" calcext:value-type="float">
            <text:p>-0.00759734033645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00783566275511192" calcext:value-type="float">
            <text:p>-0.00783566275511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00800365378498399" calcext:value-type="float">
            <text:p>-0.0080036537849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811135314136546" calcext:value-type="float">
            <text:p>-0.00811135314136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-0.00845231369098368" calcext:value-type="float">
            <text:p>-0.008452313690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conif"</text:p>
          </table:table-cell>
          <table:table-cell office:value-type="float" office:value="-0.00906200373044095" calcext:value-type="float">
            <text:p>-0.00906200373044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0928240516405657" calcext:value-type="float">
            <text:p>-0.00928240516405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07091531448529" calcext:value-type="float">
            <text:p>-0.01070915314485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07191412134189" calcext:value-type="float">
            <text:p>-0.0107191412134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Pinus"</text:p>
          </table:table-cell>
          <table:table-cell office:value-type="float" office:value="-0.0115316065562288" calcext:value-type="float">
            <text:p>-0.01153160655622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Pinus"</text:p>
          </table:table-cell>
          <table:table-cell office:value-type="float" office:value="-0.0130714613553684" calcext:value-type="float">
            <text:p>-0.01307146135536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0130912148773823" calcext:value-type="float">
            <text:p>-0.01309121487738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41542375948793" calcext:value-type="float">
            <text:p>-0.01415423759487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0143422787372917" calcext:value-type="float">
            <text:p>-0.01434227873729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67011483009326" calcext:value-type="float">
            <text:p>-0.01670114830093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67240671482941" calcext:value-type="float">
            <text:p>-0.01672406714829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78054059924894" calcext:value-type="float">
            <text:p>-0.01780540599248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78430334761111" calcext:value-type="float">
            <text:p>-0.01784303347611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0182150763389128" calcext:value-type="float">
            <text:p>-0.0182150763389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88003934319961" calcext:value-type="float">
            <text:p>-0.01880039343199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88041200027059" calcext:value-type="float">
            <text:p>-0.01880412000270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0190699305721473" calcext:value-type="float">
            <text:p>-0.019069930572147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0192024840373969" calcext:value-type="float">
            <text:p>-0.01920248403739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Alnus"</text:p>
          </table:table-cell>
          <table:table-cell office:value-type="float" office:value="-0.0192285531752874" calcext:value-type="float">
            <text:p>-0.0192285531752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Alnus"</text:p>
          </table:table-cell>
          <table:table-cell office:value-type="float" office:value="-0.0201107819945796" calcext:value-type="float">
            <text:p>-0.0201107819945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208263415462215" calcext:value-type="float">
            <text:p>-0.02082634154622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0208453910908212" calcext:value-type="float">
            <text:p>-0.02084539109082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Pinus"</text:p>
          </table:table-cell>
          <table:table-cell office:value-type="float" office:value="-0.0209106805977609" calcext:value-type="float">
            <text:p>-0.02091068059776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0209297222074121" calcext:value-type="float">
            <text:p>-0.02092972220741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211944856891799" calcext:value-type="float">
            <text:p>-0.021194485689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conif"</text:p>
          </table:table-cell>
          <table:table-cell office:value-type="float" office:value="-0.021484320483368" calcext:value-type="float">
            <text:p>-0.0214843204833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conif"</text:p>
          </table:table-cell>
          <table:table-cell office:value-type="float" office:value="-0.021619578863435" calcext:value-type="float">
            <text:p>-0.02161957886343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217126748975779" calcext:value-type="float">
            <text:p>-0.02171267489757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Quercus"</text:p>
          </table:table-cell>
          <table:table-cell office:value-type="float" office:value="-0.0246885206148371" calcext:value-type="float">
            <text:p>-0.02468852061483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Pinus"</text:p>
          </table:table-cell>
          <table:table-cell office:value-type="float" office:value="-0.0286151986961148" calcext:value-type="float">
            <text:p>-0.0286151986961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Abies"</text:p>
          </table:table-cell>
          <table:table-cell office:value-type="float" office:value="-0.0288846524507192" calcext:value-type="float">
            <text:p>-0.02888465245071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Pinus"</text:p>
          </table:table-cell>
          <table:table-cell office:value-type="float" office:value="-0.0296853922940998" calcext:value-type="float">
            <text:p>-0.029685392294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Pinus"</text:p>
          </table:table-cell>
          <table:table-cell office:value-type="float" office:value="-0.0301388923663647" calcext:value-type="float">
            <text:p>-0.03013889236636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0301570289796134" calcext:value-type="float">
            <text:p>-0.0301570289796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bies"</text:p>
          </table:table-cell>
          <table:table-cell office:value-type="float" office:value="-0.0337750501412807" calcext:value-type="float">
            <text:p>-0.0337750501412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conif"</text:p>
          </table:table-cell>
          <table:table-cell office:value-type="float" office:value="-0.0364401377692082" calcext:value-type="float">
            <text:p>-0.03644013776920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Prunus"</text:p>
          </table:table-cell>
          <table:table-cell office:value-type="float" office:value="-0.0373388814358303" calcext:value-type="float">
            <text:p>-0.037338881435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388114627433604" calcext:value-type="float">
            <text:p>-0.0388114627433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391855098963151" calcext:value-type="float">
            <text:p>-0.0391855098963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392076152340854" calcext:value-type="float">
            <text:p>-0.03920761523408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bies"</text:p>
          </table:table-cell>
          <table:table-cell office:value-type="float" office:value="-0.0395128851589818" calcext:value-type="float">
            <text:p>-0.03951288515898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396748828955761" calcext:value-type="float">
            <text:p>-0.0396748828955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Pinus"</text:p>
          </table:table-cell>
          <table:table-cell office:value-type="float" office:value="-0.0400923736121076" calcext:value-type="float">
            <text:p>-0.04009237361210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0404714925625548" calcext:value-type="float">
            <text:p>-0.0404714925625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405450799084096" calcext:value-type="float">
            <text:p>-0.0405450799084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405672166519903" calcext:value-type="float">
            <text:p>-0.0405672166519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runus"</text:p>
          </table:table-cell>
          <table:table-cell office:value-type="float" office:value="-0.0423756018770836" calcext:value-type="float">
            <text:p>-0.04237560187708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447159767070036" calcext:value-type="float">
            <text:p>-0.04471597670700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Abies"</text:p>
          </table:table-cell>
          <table:table-cell office:value-type="float" office:value="-0.0450786267419805" calcext:value-type="float">
            <text:p>-0.04507862674198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0451480162221241" calcext:value-type="float">
            <text:p>-0.04514801622212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462951271430286" calcext:value-type="float">
            <text:p>-0.04629512714302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463117415219545" calcext:value-type="float">
            <text:p>-0.04631174152195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464057859712399" calcext:value-type="float">
            <text:p>-0.0464057859712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4688936339204" calcext:value-type="float">
            <text:p>-0.0468893633920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468942543466141" calcext:value-type="float">
            <text:p>-0.04689425434661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470377231478938" calcext:value-type="float">
            <text:p>-0.04703772314789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470540073920725" calcext:value-type="float">
            <text:p>-0.04705400739207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477900606441994" calcext:value-type="float">
            <text:p>-0.04779006064419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477948589180109" calcext:value-type="float">
            <text:p>-0.04779485891801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0480558083653829" calcext:value-type="float">
            <text:p>-0.0480558083653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Pinus"</text:p>
          </table:table-cell>
          <table:table-cell office:value-type="float" office:value="-0.0485103380181331" calcext:value-type="float">
            <text:p>-0.0485103380181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Pinus"</text:p>
          </table:table-cell>
          <table:table-cell office:value-type="float" office:value="-0.0495448961823654" calcext:value-type="float">
            <text:p>-0.04954489618236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499857719028873" calcext:value-type="float">
            <text:p>-0.04998577190288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Prunus"</text:p>
          </table:table-cell>
          <table:table-cell office:value-type="float" office:value="-0.0508576933349789" calcext:value-type="float">
            <text:p>-0.05085769333497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1660595122935" calcext:value-type="float">
            <text:p>-0.05166059512293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16750182290812" calcext:value-type="float">
            <text:p>-0.05167501822908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29338147616642" calcext:value-type="float">
            <text:p>-0.0529338147616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Prunus"</text:p>
          </table:table-cell>
          <table:table-cell office:value-type="float" office:value="-0.0530004368897331" calcext:value-type="float">
            <text:p>-0.0530004368897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Pinus"</text:p>
          </table:table-cell>
          <table:table-cell office:value-type="float" office:value="-0.0531846097613279" calcext:value-type="float">
            <text:p>-0.05318460976132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590741066068145" calcext:value-type="float">
            <text:p>-0.0590741066068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93701613007421" calcext:value-type="float">
            <text:p>-0.05937016130074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Prunus"</text:p>
          </table:table-cell>
          <table:table-cell office:value-type="float" office:value="-0.0594459482053746" calcext:value-type="float">
            <text:p>-0.05944594820537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60505546720631" calcext:value-type="float">
            <text:p>-0.06050554672063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605136982718121" calcext:value-type="float">
            <text:p>-0.06051369827181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607646464219745" calcext:value-type="float">
            <text:p>-0.06076464642197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607665756805236" calcext:value-type="float">
            <text:p>-0.060766575680524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Alnus"</text:p>
          </table:table-cell>
          <table:table-cell office:value-type="float" office:value="-0.0608721543527435" calcext:value-type="float">
            <text:p>-0.06087215435274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Prunus"</text:p>
          </table:table-cell>
          <table:table-cell office:value-type="float" office:value="-0.0629742975085782" calcext:value-type="float">
            <text:p>-0.0629742975085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Prunus"</text:p>
          </table:table-cell>
          <table:table-cell office:value-type="float" office:value="-0.0629885860967984" calcext:value-type="float">
            <text:p>-0.06298858609679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631543359971801" calcext:value-type="float">
            <text:p>-0.0631543359971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631980161151592" calcext:value-type="float">
            <text:p>-0.0631980161151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conif"</text:p>
          </table:table-cell>
          <table:table-cell office:value-type="float" office:value="-0.0636904248358577" calcext:value-type="float">
            <text:p>-0.0636904248358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Prunus"</text:p>
          </table:table-cell>
          <table:table-cell office:value-type="float" office:value="-0.0641668722061543" calcext:value-type="float">
            <text:p>-0.06416687220615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Prunus"</text:p>
          </table:table-cell>
          <table:table-cell office:value-type="float" office:value="-0.0647926791584427" calcext:value-type="float">
            <text:p>-0.06479267915844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653106191657181" calcext:value-type="float">
            <text:p>-0.065310619165718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653194180756306" calcext:value-type="float">
            <text:p>-0.06531941807563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655902953745545" calcext:value-type="float">
            <text:p>-0.06559029537455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Prunus"</text:p>
          </table:table-cell>
          <table:table-cell office:value-type="float" office:value="-0.0655923778459509" calcext:value-type="float">
            <text:p>-0.06559237784595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065706341091093" calcext:value-type="float">
            <text:p>-0.06570634109109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59475808583631" calcext:value-type="float">
            <text:p>-0.06594758085836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59564655823228" calcext:value-type="float">
            <text:p>-0.06595646558232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6229984694554" calcext:value-type="float">
            <text:p>-0.06622998469455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62320874758865" calcext:value-type="float">
            <text:p>-0.06623208747588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6347162182265" calcext:value-type="float">
            <text:p>-0.0663471621822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runus"</text:p>
          </table:table-cell>
          <table:table-cell office:value-type="float" office:value="-0.0675863297741713" calcext:value-type="float">
            <text:p>-0.06758632977417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678857528498364" calcext:value-type="float">
            <text:p>-0.06788575284983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0679946711264675" calcext:value-type="float">
            <text:p>-0.06799467112646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68791027097409" calcext:value-type="float">
            <text:p>-0.06879102709740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688002949019093" calcext:value-type="float">
            <text:p>-0.06880029490190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690856072729812" calcext:value-type="float">
            <text:p>-0.06908560727298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690878007194389" calcext:value-type="float">
            <text:p>-0.069087800719439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692078370747028" calcext:value-type="float">
            <text:p>-0.06920783707470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lnus"</text:p>
          </table:table-cell>
          <table:table-cell office:value-type="float" office:value="-0.0697579185925241" calcext:value-type="float">
            <text:p>-0.06975791859252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runus"</text:p>
          </table:table-cell>
          <table:table-cell office:value-type="float" office:value="-0.069974783844543" calcext:value-type="float">
            <text:p>-0.0699747838445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Prunus"</text:p>
          </table:table-cell>
          <table:table-cell office:value-type="float" office:value="-0.0701302966317755" calcext:value-type="float">
            <text:p>-0.07013029663177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Prunus"</text:p>
          </table:table-cell>
          <table:table-cell office:value-type="float" office:value="-0.0701388520066934" calcext:value-type="float">
            <text:p>-0.07013885200669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Prunus"</text:p>
          </table:table-cell>
          <table:table-cell office:value-type="float" office:value="-0.0701561223835193" calcext:value-type="float">
            <text:p>-0.07015612238351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Prunus"</text:p>
          </table:table-cell>
          <table:table-cell office:value-type="float" office:value="-0.0702775621365986" calcext:value-type="float">
            <text:p>-0.07027756213659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Prunus"</text:p>
          </table:table-cell>
          <table:table-cell office:value-type="float" office:value="-0.070285126986556" calcext:value-type="float">
            <text:p>-0.0702851269865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Salix"</text:p>
          </table:table-cell>
          <table:table-cell office:value-type="float" office:value="-0.0704941785540801" calcext:value-type="float">
            <text:p>-0.0704941785540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lnus"</text:p>
          </table:table-cell>
          <table:table-cell office:value-type="float" office:value="-0.0710013235545015" calcext:value-type="float">
            <text:p>-0.07100132355450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lnus"</text:p>
          </table:table-cell>
          <table:table-cell office:value-type="float" office:value="-0.0710108891390513" calcext:value-type="float">
            <text:p>-0.07101088913905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712220543365689" calcext:value-type="float">
            <text:p>-0.07122205433656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12316496588595" calcext:value-type="float">
            <text:p>-0.0712316496588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Alnus"</text:p>
          </table:table-cell>
          <table:table-cell office:value-type="float" office:value="-0.0713053687656441" calcext:value-type="float">
            <text:p>-0.07130536876564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Alnus"</text:p>
          </table:table-cell>
          <table:table-cell office:value-type="float" office:value="-0.071307632688836" calcext:value-type="float">
            <text:p>-0.07130763268883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713803390724948" calcext:value-type="float">
            <text:p>-0.07138033907249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71389046943299" calcext:value-type="float">
            <text:p>-0.07138904694329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713899557195431" calcext:value-type="float">
            <text:p>-0.07138995571954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13986647635068" calcext:value-type="float">
            <text:p>-0.07139866476350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4066251571802" calcext:value-type="float">
            <text:p>-0.071406625157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4162453455958" calcext:value-type="float">
            <text:p>-0.07141624534559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Alnus"</text:p>
          </table:table-cell>
          <table:table-cell office:value-type="float" office:value="-0.0714315258833121" calcext:value-type="float">
            <text:p>-0.07143152588331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715270447714605" calcext:value-type="float">
            <text:p>-0.07152704477146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Prunus"</text:p>
          </table:table-cell>
          <table:table-cell office:value-type="float" office:value="-0.0715293157327964" calcext:value-type="float">
            <text:p>-0.07152931573279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715302295217417" calcext:value-type="float">
            <text:p>-0.07153022952174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715379292119031" calcext:value-type="float">
            <text:p>-0.07153792921190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715398663626356" calcext:value-type="float">
            <text:p>-0.07153986636263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715475670901303" calcext:value-type="float">
            <text:p>-0.0715475670901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1653594089694" calcext:value-type="float">
            <text:p>-0.07165359408969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716860073217361" calcext:value-type="float">
            <text:p>-0.07168600732173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716882833300834" calcext:value-type="float">
            <text:p>-0.07168828333008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16947524817947" calcext:value-type="float">
            <text:p>-0.07169475248179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1697028767798" calcext:value-type="float">
            <text:p>-0.07169702876779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7124059699312" calcext:value-type="float">
            <text:p>-0.07171240596993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7146828164272" calcext:value-type="float">
            <text:p>-0.0717146828164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Salix"</text:p>
          </table:table-cell>
          <table:table-cell office:value-type="float" office:value="-0.0717507070339028" calcext:value-type="float">
            <text:p>-0.0717507070339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Salix"</text:p>
          </table:table-cell>
          <table:table-cell office:value-type="float" office:value="-0.071760373578416" calcext:value-type="float">
            <text:p>-0.07176037357841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718128378846713" calcext:value-type="float">
            <text:p>-0.07181283788467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18215985171158" calcext:value-type="float">
            <text:p>-0.07182159851711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71836539638923" calcext:value-type="float">
            <text:p>-0.07183653963892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718388204266243" calcext:value-type="float">
            <text:p>-0.07183882042662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8392832387094" calcext:value-type="float">
            <text:p>-0.07183928323870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718442723010602" calcext:value-type="float">
            <text:p>-0.0718442723010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718465533342711" calcext:value-type="float">
            <text:p>-0.07184655333427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719636365313587" calcext:value-type="float">
            <text:p>-0.07196363653135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719713828745186" calcext:value-type="float">
            <text:p>-0.0719713828745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Salix"</text:p>
          </table:table-cell>
          <table:table-cell office:value-type="float" office:value="-0.072057961290269" calcext:value-type="float">
            <text:p>-0.07205796129026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Salix"</text:p>
          </table:table-cell>
          <table:table-cell office:value-type="float" office:value="-0.0720602491080385" calcext:value-type="float">
            <text:p>-0.07206024910803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Salix"</text:p>
          </table:table-cell>
          <table:table-cell office:value-type="float" office:value="-0.0721854499332531" calcext:value-type="float">
            <text:p>-0.07218544993325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741102975691575" calcext:value-type="float">
            <text:p>-0.07411029756915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41490468690637" calcext:value-type="float">
            <text:p>-0.07414904686906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743138365878124" calcext:value-type="float">
            <text:p>-0.07431383658781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43229023235091" calcext:value-type="float">
            <text:p>-0.07432290232350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43412029442521" calcext:value-type="float">
            <text:p>-0.07434120294425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0746534685716436" calcext:value-type="float">
            <text:p>-0.0746534685716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Salix"</text:p>
          </table:table-cell>
          <table:table-cell office:value-type="float" office:value="-0.0746994254561068" calcext:value-type="float">
            <text:p>-0.07469942545610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0747782776432692" calcext:value-type="float">
            <text:p>-0.07477827764326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750518943241471" calcext:value-type="float">
            <text:p>-0.0750518943241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759836175418277" calcext:value-type="float">
            <text:p>-0.07598361754182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773056937331226" calcext:value-type="float">
            <text:p>-0.07730569373312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lnus"</text:p>
          </table:table-cell>
          <table:table-cell office:value-type="float" office:value="-0.0775291284721638" calcext:value-type="float">
            <text:p>-0.0775291284721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Alnus"</text:p>
          </table:table-cell>
          <table:table-cell office:value-type="float" office:value="-0.0797895714738845" calcext:value-type="float">
            <text:p>-0.07978957147388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802713756333843" calcext:value-type="float">
            <text:p>-0.08027137563338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803839432174433" calcext:value-type="float">
            <text:p>-0.08038394321744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Alnus"</text:p>
          </table:table-cell>
          <table:table-cell office:value-type="float" office:value="-0.0803925959431631" calcext:value-type="float">
            <text:p>-0.08039259594316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80818214676189" calcext:value-type="float">
            <text:p>-0.08081821467618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0809679195125774" calcext:value-type="float">
            <text:p>-0.08096791951257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809978260323508" calcext:value-type="float">
            <text:p>-0.08099782603235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810077071650783" calcext:value-type="float">
            <text:p>-0.08100770716507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10276537936375" calcext:value-type="float">
            <text:p>-0.08102765379363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810577972128767" calcext:value-type="float">
            <text:p>-0.08105779721287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811175760346444" calcext:value-type="float">
            <text:p>-0.0811175760346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Salix"</text:p>
          </table:table-cell>
          <table:table-cell office:value-type="float" office:value="-0.0814180958166624" calcext:value-type="float">
            <text:p>-0.08141809581666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0817992652378681" calcext:value-type="float">
            <text:p>-0.08179926523786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820262934520703" calcext:value-type="float">
            <text:p>-0.082026293452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runus"</text:p>
          </table:table-cell>
          <table:table-cell office:value-type="float" office:value="-0.0830002867507945" calcext:value-type="float">
            <text:p>-0.08300028675079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843028345147993" calcext:value-type="float">
            <text:p>-0.08430283451479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844901901313043" calcext:value-type="float">
            <text:p>-0.08449019013130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845004973064935" calcext:value-type="float">
            <text:p>-0.08450049730649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45213039691164" calcext:value-type="float">
            <text:p>-0.0845213039691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Salix"</text:p>
          </table:table-cell>
          <table:table-cell office:value-type="float" office:value="-0.0849285805884598" calcext:value-type="float">
            <text:p>-0.0849285805884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856449726823518" calcext:value-type="float">
            <text:p>-0.0856449726823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lnus"</text:p>
          </table:table-cell>
          <table:table-cell office:value-type="float" office:value="-0.0870115345344554" calcext:value-type="float">
            <text:p>-0.08701153453445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Alnus"</text:p>
          </table:table-cell>
          <table:table-cell office:value-type="float" office:value="-0.0872049099979209" calcext:value-type="float">
            <text:p>-0.0872049099979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Alnus"</text:p>
          </table:table-cell>
          <table:table-cell office:value-type="float" office:value="-0.0872155483487556" calcext:value-type="float">
            <text:p>-0.0872155483487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lnus"</text:p>
          </table:table-cell>
          <table:table-cell office:value-type="float" office:value="-0.0872370235417759" calcext:value-type="float">
            <text:p>-0.08723702354177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0873363317139437" calcext:value-type="float">
            <text:p>-0.0873363317139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Salix"</text:p>
          </table:table-cell>
          <table:table-cell office:value-type="float" office:value="-0.0876573862001969" calcext:value-type="float">
            <text:p>-0.08765738620019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876597044210163" calcext:value-type="float">
            <text:p>-0.08765970442101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Alnus"</text:p>
          </table:table-cell>
          <table:table-cell office:value-type="float" office:value="-0.0876691403276001" calcext:value-type="float">
            <text:p>-0.087669140327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878545203849038" calcext:value-type="float">
            <text:p>-0.08785452038490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87863977261958" calcext:value-type="float">
            <text:p>-0.08786397726195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878652379833772" calcext:value-type="float">
            <text:p>-0.08786523798337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878746960141001" calcext:value-type="float">
            <text:p>-0.087874696014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78868731502848" calcext:value-type="float">
            <text:p>-0.08788687315028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78963335098704" calcext:value-type="float">
            <text:p>-0.0878963335098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Salix"</text:p>
          </table:table-cell>
          <table:table-cell office:value-type="float" office:value="-0.0883103671914367" calcext:value-type="float">
            <text:p>-0.0883103671914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Salix"</text:p>
          </table:table-cell>
          <table:table-cell office:value-type="float" office:value="-0.0883198731369644" calcext:value-type="float">
            <text:p>-0.0883198731369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bies"</text:p>
          </table:table-cell>
          <table:table-cell office:value-type="float" office:value="-0.0888414759742744" calcext:value-type="float">
            <text:p>-0.08884147597427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0888930643459529" calcext:value-type="float">
            <text:p>-0.08889306434595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889050403779522" calcext:value-type="float">
            <text:p>-0.08890504037795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892737264120258" calcext:value-type="float">
            <text:p>-0.08927372641202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89276560824962" calcext:value-type="float">
            <text:p>-0.08927656082496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894316740701418" calcext:value-type="float">
            <text:p>-0.089431674070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conif"</text:p>
          </table:table-cell>
          <table:table-cell office:value-type="float" office:value="-0.0895301149340243" calcext:value-type="float">
            <text:p>-0.08953011493402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895536526405366" calcext:value-type="float">
            <text:p>-0.089553652640537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895626903397943" calcext:value-type="float">
            <text:p>-0.08956269033979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0898629086851031" calcext:value-type="float">
            <text:p>-0.08986290868510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Juniperus"</text:p>
          </table:table-cell>
          <table:table-cell office:value-type="float" office:value="-0.0921148712110335" calcext:value-type="float">
            <text:p>-0.092114871211034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925462773563727" calcext:value-type="float">
            <text:p>-0.09254627735637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Prunus"</text:p>
          </table:table-cell>
          <table:table-cell office:value-type="float" office:value="-0.0934161337167978" calcext:value-type="float">
            <text:p>-0.09341613371679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937583518844104" calcext:value-type="float">
            <text:p>-0.0937583518844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938041197547302" calcext:value-type="float">
            <text:p>-0.0938041197547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Pinus"</text:p>
          </table:table-cell>
          <table:table-cell office:value-type="float" office:value="-0.0938253240650087" calcext:value-type="float">
            <text:p>-0.09382532406500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0950812362103326" calcext:value-type="float">
            <text:p>-0.09508123621033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95094045937793" calcext:value-type="float">
            <text:p>-0.09509404593779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954883975573612" calcext:value-type="float">
            <text:p>-0.09548839755736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954914292841657" calcext:value-type="float">
            <text:p>-0.09549142928416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Juniperus"</text:p>
          </table:table-cell>
          <table:table-cell office:value-type="float" office:value="-0.0956573405305919" calcext:value-type="float">
            <text:p>-0.0956573405305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Pinus"</text:p>
          </table:table-cell>
          <table:table-cell office:value-type="float" office:value="-0.0969757488448822" calcext:value-type="float">
            <text:p>-0.09697574884488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969981108970875" calcext:value-type="float">
            <text:p>-0.0969981108970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Pinus"</text:p>
          </table:table-cell>
          <table:table-cell office:value-type="float" office:value="-0.0972192636441592" calcext:value-type="float">
            <text:p>-0.0972192636441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977844969981438" calcext:value-type="float">
            <text:p>-0.09778449699814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Alnus"</text:p>
          </table:table-cell>
          <table:table-cell office:value-type="float" office:value="-0.0983797544750185" calcext:value-type="float">
            <text:p>-0.09837975447501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Alnus"</text:p>
          </table:table-cell>
          <table:table-cell office:value-type="float" office:value="-0.0989887627617694" calcext:value-type="float">
            <text:p>-0.09898876276176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0991936715588919" calcext:value-type="float">
            <text:p>-0.09919367155889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998958773736033" calcext:value-type="float">
            <text:p>-0.09989587737360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100262902211218" calcext:value-type="float">
            <text:p>-0.1002629022112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100687543969819" calcext:value-type="float">
            <text:p>-0.10068754396981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00870142323974" calcext:value-type="float">
            <text:p>-0.10087014232397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Quercus"</text:p>
          </table:table-cell>
          <table:table-cell office:value-type="float" office:value="-0.101100106983145" calcext:value-type="float">
            <text:p>-0.1011001069831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101156255780634" calcext:value-type="float">
            <text:p>-0.10115625578063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10134508640967" calcext:value-type="float">
            <text:p>-0.1013450864096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Quercus"</text:p>
          </table:table-cell>
          <table:table-cell office:value-type="float" office:value="-0.102754655725457" calcext:value-type="float">
            <text:p>-0.10275465572545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03208248835578" calcext:value-type="float">
            <text:p>-0.10320824883557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103217517620166" calcext:value-type="float">
            <text:p>-0.10321751762016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05219336382193" calcext:value-type="float">
            <text:p>-0.10521933638219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106849995361088" calcext:value-type="float">
            <text:p>-0.10684999536108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106872964643414" calcext:value-type="float">
            <text:p>-0.1068729646434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7174315980315" calcext:value-type="float">
            <text:p>-0.1071743159803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7176065973116" calcext:value-type="float">
            <text:p>-0.1071760659731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74763265754" calcext:value-type="float">
            <text:p>-0.107476326575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07892082463825" calcext:value-type="float">
            <text:p>-0.1078920824638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0850785892505" calcext:value-type="float">
            <text:p>-0.108507858925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08600095999198" calcext:value-type="float">
            <text:p>-0.10860009599919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08937714833924" calcext:value-type="float">
            <text:p>-0.10893771483392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109084652168309" calcext:value-type="float">
            <text:p>-0.10908465216830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109086433353981" calcext:value-type="float">
            <text:p>-0.10908643335398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09099348492422" calcext:value-type="float">
            <text:p>-0.10909934849242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09101129918062" calcext:value-type="float">
            <text:p>-0.10910112991806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09179819299815" calcext:value-type="float">
            <text:p>-0.10917981929981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09193138426248" calcext:value-type="float">
            <text:p>-0.10919313842624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09220025188627" calcext:value-type="float">
            <text:p>-0.10922002518862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392045972642" calcext:value-type="float">
            <text:p>-0.10939204597264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406783710087" calcext:value-type="float">
            <text:p>-0.10940678371008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09409084281969" calcext:value-type="float">
            <text:p>-0.10940908428196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09420861345393" calcext:value-type="float">
            <text:p>-0.10942086134539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109551779602567" calcext:value-type="float">
            <text:p>-0.10955177960256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09553568415716" calcext:value-type="float">
            <text:p>-0.10955356841571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0955525783736" calcext:value-type="float">
            <text:p>-0.1095552578373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09557046707303" calcext:value-type="float">
            <text:p>-0.10955704670730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09745604233016" calcext:value-type="float">
            <text:p>-0.1097456042330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09746315727633" calcext:value-type="float">
            <text:p>-0.10974631572763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09747396211025" calcext:value-type="float">
            <text:p>-0.10974739621102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860489743124" calcext:value-type="float">
            <text:p>-0.10986048974312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863977779367" calcext:value-type="float">
            <text:p>-0.10986397777936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0054860559396" calcext:value-type="float">
            <text:p>-0.11005486055939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10848673846877" calcext:value-type="float">
            <text:p>-0.11084867384687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1254403985349" calcext:value-type="float">
            <text:p>-0.1125440398534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2760528291959" calcext:value-type="float">
            <text:p>-0.1127605282919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inus"</text:p>
          </table:table-cell>
          <table:table-cell office:value-type="float" office:value="-0.112838667881887" calcext:value-type="float">
            <text:p>-0.11283866788188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13567673126924" calcext:value-type="float">
            <text:p>-0.11356767312692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13569527513477" calcext:value-type="float">
            <text:p>-0.11356952751347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3887699807101" calcext:value-type="float">
            <text:p>-0.11388769980710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4215637766727" calcext:value-type="float">
            <text:p>-0.1142156377667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Abies"</text:p>
          </table:table-cell>
          <table:table-cell office:value-type="float" office:value="-0.115886984819916" calcext:value-type="float">
            <text:p>-0.1158869848199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Alnus"</text:p>
          </table:table-cell>
          <table:table-cell office:value-type="float" office:value="-0.116160146532676" calcext:value-type="float">
            <text:p>-0.11616014653267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251482493748" calcext:value-type="float">
            <text:p>-0.11625148249374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267144362136" calcext:value-type="float">
            <text:p>-0.11626714436213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16521268251337" calcext:value-type="float">
            <text:p>-0.11652126825133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749300066308" calcext:value-type="float">
            <text:p>-0.11674930006630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753006820128" calcext:value-type="float">
            <text:p>-0.116753006820128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16780226496037" calcext:value-type="float">
            <text:p>-0.11678022649603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16794472815654" calcext:value-type="float">
            <text:p>-0.11679447281565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16823231264061" calcext:value-type="float">
            <text:p>-0.11682323126406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955858919325" calcext:value-type="float">
            <text:p>-0.11695585891932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17025451453499" calcext:value-type="float">
            <text:p>-0.117025451453499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17038048361452" calcext:value-type="float">
            <text:p>-0.11703804836145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117191955578979" calcext:value-type="float">
            <text:p>-0.1171919555789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Salix"</text:p>
          </table:table-cell>
          <table:table-cell office:value-type="float" office:value="-0.117386158815526" calcext:value-type="float">
            <text:p>-0.11738615881552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19215016449291" calcext:value-type="float">
            <text:p>-0.1192150164492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Abies"</text:p>
          </table:table-cell>
          <table:table-cell office:value-type="float" office:value="-0.119521197687077" calcext:value-type="float">
            <text:p>-0.11952119768707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Juniperus"</text:p>
          </table:table-cell>
          <table:table-cell office:value-type="float" office:value="-0.121029036642112" calcext:value-type="float">
            <text:p>-0.12102903664211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21772187498609" calcext:value-type="float">
            <text:p>-0.121772187498609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22586695784706" calcext:value-type="float">
            <text:p>-0.12258669578470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22588697438116" calcext:value-type="float">
            <text:p>-0.1225886974381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22932137513022" calcext:value-type="float">
            <text:p>-0.12293213751302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23782259848256" calcext:value-type="float">
            <text:p>-0.12378225984825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23784281023401" calcext:value-type="float">
            <text:p>-0.12378428102340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24131070602174" calcext:value-type="float">
            <text:p>-0.12413107060217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12535011693365" calcext:value-type="float">
            <text:p>-0.1253501169336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26139370674374" calcext:value-type="float">
            <text:p>-0.1261393706743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Juniperus"</text:p>
          </table:table-cell>
          <table:table-cell office:value-type="float" office:value="-0.127294951517335" calcext:value-type="float">
            <text:p>-0.12729495151733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Juniperus"</text:p>
          </table:table-cell>
          <table:table-cell office:value-type="float" office:value="-0.128780529072062" calcext:value-type="float">
            <text:p>-0.12878052907206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29119350256198" calcext:value-type="float">
            <text:p>-0.12911935025619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29121458577873" calcext:value-type="float">
            <text:p>-0.12912145857787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29461572193245" calcext:value-type="float">
            <text:p>-0.12946157219324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29483200600855" calcext:value-type="float">
            <text:p>-0.1294832006008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Juniperus"</text:p>
          </table:table-cell>
          <table:table-cell office:value-type="float" office:value="-0.130640606498833" calcext:value-type="float">
            <text:p>-0.13064060649883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Quercus"</text:p>
          </table:table-cell>
          <table:table-cell office:value-type="float" office:value="-0.130915647912971" calcext:value-type="float">
            <text:p>-0.13091564791297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131342538201427" calcext:value-type="float">
            <text:p>-0.1313425382014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Quercus"</text:p>
          </table:table-cell>
          <table:table-cell office:value-type="float" office:value="-0.131609561688673" calcext:value-type="float">
            <text:p>-0.13160956168867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1914718778071" calcext:value-type="float">
            <text:p>-0.13191471877807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33008890083654" calcext:value-type="float">
            <text:p>-0.13300889008365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Juniperus"</text:p>
          </table:table-cell>
          <table:table-cell office:value-type="float" office:value="-0.133118901516836" calcext:value-type="float">
            <text:p>-0.13311890151683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3268031478958" calcext:value-type="float">
            <text:p>-0.13326803147895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3270207542257" calcext:value-type="float">
            <text:p>-0.13327020754225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3643572550758" calcext:value-type="float">
            <text:p>-0.13364357255075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33682338640293" calcext:value-type="float">
            <text:p>-0.13368233864029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33684521468596" calcext:value-type="float">
            <text:p>-0.13368452146859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33979435850795" calcext:value-type="float">
            <text:p>-0.13397943585079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33981623530241" calcext:value-type="float">
            <text:p>-0.13398162353024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33995780346114" calcext:value-type="float">
            <text:p>-0.13399578034611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33997968292441" calcext:value-type="float">
            <text:p>-0.13399796829244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34028774293883" calcext:value-type="float">
            <text:p>-0.13402877429388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3403096277895" calcext:value-type="float">
            <text:p>-0.1340309627789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059047204055" calcext:value-type="float">
            <text:p>-0.13405904720405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34260777156965" calcext:value-type="float">
            <text:p>-0.13426077715696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34262969430285" calcext:value-type="float">
            <text:p>-0.134262969430285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34275229317847" calcext:value-type="float">
            <text:p>-0.13427522931784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34277421827148" calcext:value-type="float">
            <text:p>-0.13427742182714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356981616124" calcext:value-type="float">
            <text:p>-0.13435698161612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37337216922" calcext:value-type="float">
            <text:p>-0.1343733721692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34406459091893" calcext:value-type="float">
            <text:p>-0.13440645909189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639115724698" calcext:value-type="float">
            <text:p>-0.13463911572469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653608610875" calcext:value-type="float">
            <text:p>-0.1346536086108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4674608935869" calcext:value-type="float">
            <text:p>-0.1346746089358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467680796643" calcext:value-type="float">
            <text:p>-0.134676807966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5054113655965" calcext:value-type="float">
            <text:p>-0.13505411365596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35101027325419" calcext:value-type="float">
            <text:p>-0.13510102732541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35164320698551" calcext:value-type="float">
            <text:p>-0.13516432069855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137230356542819" calcext:value-type="float">
            <text:p>-0.137230356542819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137268487904186" calcext:value-type="float">
            <text:p>-0.13726848790418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7602454493349" calcext:value-type="float">
            <text:p>-0.13760245449334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138425109772436" calcext:value-type="float">
            <text:p>-0.1384251097724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39780784064793" calcext:value-type="float">
            <text:p>-0.13978078406479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-0.141187281142665" calcext:value-type="float">
            <text:p>-0.14118728114266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141833960193706" calcext:value-type="float">
            <text:p>-0.14183396019370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Pinus"</text:p>
          </table:table-cell>
          <table:table-cell office:value-type="float" office:value="-0.141980087416341" calcext:value-type="float">
            <text:p>-0.14198008741634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lnus"</text:p>
          </table:table-cell>
          <table:table-cell office:value-type="float" office:value="-0.142023702881212" calcext:value-type="float">
            <text:p>-0.14202370288121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142078938791491" calcext:value-type="float">
            <text:p>-0.14207893879149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465229904086" calcext:value-type="float">
            <text:p>-0.14246522990408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781846316011" calcext:value-type="float">
            <text:p>-0.1427818463160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799264639979" calcext:value-type="float">
            <text:p>-0.14279926463997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834426280642" calcext:value-type="float">
            <text:p>-0.14283442628064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Juniperus"</text:p>
          </table:table-cell>
          <table:table-cell office:value-type="float" office:value="-0.143081671665213" calcext:value-type="float">
            <text:p>-0.1430816716652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43097073328915" calcext:value-type="float">
            <text:p>-0.1430970733289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Prunus"</text:p>
          </table:table-cell>
          <table:table-cell office:value-type="float" office:value="-0.143373259414608" calcext:value-type="float">
            <text:p>-0.1433732594146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Salix"</text:p>
          </table:table-cell>
          <table:table-cell office:value-type="float" office:value="-0.143374179539604" calcext:value-type="float">
            <text:p>-0.1433741795396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Salix"</text:p>
          </table:table-cell>
          <table:table-cell office:value-type="float" office:value="-0.143522692073166" calcext:value-type="float">
            <text:p>-0.14352269207316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43811486366415" calcext:value-type="float">
            <text:p>-0.14381148636641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43813834588221" calcext:value-type="float">
            <text:p>-0.1438138345882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44216738242111" calcext:value-type="float">
            <text:p>-0.14421673824211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44540432950608" calcext:value-type="float">
            <text:p>-0.14454043295060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14460429145354" calcext:value-type="float">
            <text:p>-0.14460429145354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145393166007439" calcext:value-type="float">
            <text:p>-0.14539316600743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runus"</text:p>
          </table:table-cell>
          <table:table-cell office:value-type="float" office:value="-0.145699870119631" calcext:value-type="float">
            <text:p>-0.1456998701196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Quercus"</text:p>
          </table:table-cell>
          <table:table-cell office:value-type="float" office:value="-0.145754187046114" calcext:value-type="float">
            <text:p>-0.1457541870461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Quercus"</text:p>
          </table:table-cell>
          <table:table-cell office:value-type="float" office:value="-0.145777417699675" calcext:value-type="float">
            <text:p>-0.14577741769967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45928826234374" calcext:value-type="float">
            <text:p>-0.1459288262343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145948486354154" calcext:value-type="float">
            <text:p>-0.1459484863541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Quercus"</text:p>
          </table:table-cell>
          <table:table-cell office:value-type="float" office:value="-0.146012817335873" calcext:value-type="float">
            <text:p>-0.14601281733587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146553729525792" calcext:value-type="float">
            <text:p>-0.1465537295257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14655838256094" calcext:value-type="float">
            <text:p>-0.1465583825609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Arbutus"</text:p>
          </table:table-cell>
          <table:table-cell office:value-type="float" office:value="-0.146813019904911" calcext:value-type="float">
            <text:p>-0.14681301990491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146927909883287" calcext:value-type="float">
            <text:p>-0.14692790988328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146955587475366" calcext:value-type="float">
            <text:p>-0.14695558747536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147012140892533" calcext:value-type="float">
            <text:p>-0.14701214089253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47082839247405" calcext:value-type="float">
            <text:p>-0.1470828392474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47281539262071" calcext:value-type="float">
            <text:p>-0.14728153926207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47720672454181" calcext:value-type="float">
            <text:p>-0.1477206724541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48296907776739" calcext:value-type="float">
            <text:p>-0.1482969077767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Pinus"</text:p>
          </table:table-cell>
          <table:table-cell office:value-type="float" office:value="-0.148314761729649" calcext:value-type="float">
            <text:p>-0.148314761729649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4831688693401" calcext:value-type="float">
            <text:p>-0.1483168869340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148395628837573" calcext:value-type="float">
            <text:p>-0.14839562883757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148931951778449" calcext:value-type="float">
            <text:p>-0.14893195177844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148936680321411" calcext:value-type="float">
            <text:p>-0.14893668032141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49195449830423" calcext:value-type="float">
            <text:p>-0.14919544983042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Quercus"</text:p>
          </table:table-cell>
          <table:table-cell office:value-type="float" office:value="-0.149530664085589" calcext:value-type="float">
            <text:p>-0.14953066408558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49575739054694" calcext:value-type="float">
            <text:p>-0.14957573905469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51910920243386" calcext:value-type="float">
            <text:p>-0.15191092024338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Arbutus"</text:p>
          </table:table-cell>
          <table:table-cell office:value-type="float" office:value="-0.151926021746951" calcext:value-type="float">
            <text:p>-0.15192602174695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52199885591653" calcext:value-type="float">
            <text:p>-0.15219988559165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Pinus"</text:p>
          </table:table-cell>
          <table:table-cell office:value-type="float" office:value="-0.153009942943289" calcext:value-type="float">
            <text:p>-0.15300994294328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153109691185485" calcext:value-type="float">
            <text:p>-0.15310969118548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53206870677652" calcext:value-type="float">
            <text:p>-0.15320687067765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53208287869451" calcext:value-type="float">
            <text:p>-0.1532082878694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Juniperus"</text:p>
          </table:table-cell>
          <table:table-cell office:value-type="float" office:value="-0.153259859727381" calcext:value-type="float">
            <text:p>-0.15325985972738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153306531760663" calcext:value-type="float">
            <text:p>-0.15330653176066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54391423663677" calcext:value-type="float">
            <text:p>-0.15439142366367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158226762507923" calcext:value-type="float">
            <text:p>-0.15822676250792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60708244443435" calcext:value-type="float">
            <text:p>-0.16070824444343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60756315054975" calcext:value-type="float">
            <text:p>-0.16075631505497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62434177476986" calcext:value-type="float">
            <text:p>-0.16243417747698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62663738361449" calcext:value-type="float">
            <text:p>-0.16266373836144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62948971486451" calcext:value-type="float">
            <text:p>-0.16294897148645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63072075825632" calcext:value-type="float">
            <text:p>-0.16307207582563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6393388130333" calcext:value-type="float">
            <text:p>-0.1639338813033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163991288162254" calcext:value-type="float">
            <text:p>-0.16399128816225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165206030216753" calcext:value-type="float">
            <text:p>-0.16520603021675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165590663115687" calcext:value-type="float">
            <text:p>-0.16559066311568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65609924516614" calcext:value-type="float">
            <text:p>-0.16560992451661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65615524590879" calcext:value-type="float">
            <text:p>-0.165615524590879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166475500403005" calcext:value-type="float">
            <text:p>-0.16647550040300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66652480968546" calcext:value-type="float">
            <text:p>-0.1666524809685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conif"</text:p>
          </table:table-cell>
          <table:table-cell office:value-type="float" office:value="-0.167042161091294" calcext:value-type="float">
            <text:p>-0.16704216109129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167156019644664" calcext:value-type="float">
            <text:p>-0.16715601964466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168170227967303" calcext:value-type="float">
            <text:p>-0.16817022796730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168277810014836" calcext:value-type="float">
            <text:p>-0.16827781001483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Salix"</text:p>
          </table:table-cell>
          <table:table-cell office:value-type="float" office:value="-0.169088649332903" calcext:value-type="float">
            <text:p>-0.16908864933290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69140436650211" calcext:value-type="float">
            <text:p>-0.16914043665021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70661167165829" calcext:value-type="float">
            <text:p>-0.170661167165829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71124761764464" calcext:value-type="float">
            <text:p>-0.17112476176446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17116057285506" calcext:value-type="float">
            <text:p>-0.1711605728550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7116841011156" calcext:value-type="float">
            <text:p>-0.1711684101115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171375835811925" calcext:value-type="float">
            <text:p>-0.1713758358119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71967450467094" calcext:value-type="float">
            <text:p>-0.17196745046709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172547639074412" calcext:value-type="float">
            <text:p>-0.17254763907441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172694662869628" calcext:value-type="float">
            <text:p>-0.17269466286962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72730396554411" calcext:value-type="float">
            <text:p>-0.17273039655441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73212211979404" calcext:value-type="float">
            <text:p>-0.1732122119794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bies"</text:p>
          </table:table-cell>
          <table:table-cell office:value-type="float" office:value="-0.173594171153904" calcext:value-type="float">
            <text:p>-0.173594171153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conif"</text:p>
          </table:table-cell>
          <table:table-cell office:value-type="float" office:value="-0.173738279855098" calcext:value-type="float">
            <text:p>-0.173738279855098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175413542309616" calcext:value-type="float">
            <text:p>-0.17541354230961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75533404530565" calcext:value-type="float">
            <text:p>-0.17553340453056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76229490413917" calcext:value-type="float">
            <text:p>-0.1762294904139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177604849032077" calcext:value-type="float">
            <text:p>-0.17760484903207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178064469860658" calcext:value-type="float">
            <text:p>-0.1780644698606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178101364608677" calcext:value-type="float">
            <text:p>-0.17810136460867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Alnus"</text:p>
          </table:table-cell>
          <table:table-cell office:value-type="float" office:value="-0.178280326532863" calcext:value-type="float">
            <text:p>-0.17828032653286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78834569100928" calcext:value-type="float">
            <text:p>-0.17883456910092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79232013162437" calcext:value-type="float">
            <text:p>-0.17923201316243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7925387813583" calcext:value-type="float">
            <text:p>-0.179253878135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79270101586615" calcext:value-type="float">
            <text:p>-0.1792701015866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179298016041346" calcext:value-type="float">
            <text:p>-0.17929801604134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79426133105516" calcext:value-type="float">
            <text:p>-0.17942613310551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79608379642639" calcext:value-type="float">
            <text:p>-0.179608379642639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79627713131192" calcext:value-type="float">
            <text:p>-0.17962771313119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179877173619255" calcext:value-type="float">
            <text:p>-0.179877173619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Salix"</text:p>
          </table:table-cell>
          <table:table-cell office:value-type="float" office:value="-0.180161986264226" calcext:value-type="float">
            <text:p>-0.1801619862642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latif"</text:p>
          </table:table-cell>
          <table:table-cell office:value-type="float" office:value="-0.180482286947115" calcext:value-type="float">
            <text:p>-0.18048228694711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180694770223384" calcext:value-type="float">
            <text:p>-0.1806947702233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lnus"</text:p>
          </table:table-cell>
          <table:table-cell office:value-type="float" office:value="-0.181173396815982" calcext:value-type="float">
            <text:p>-0.18117339681598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81736633437033" calcext:value-type="float">
            <text:p>-0.18173663343703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82140527080647" calcext:value-type="float">
            <text:p>-0.18214052708064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82162746871119" calcext:value-type="float">
            <text:p>-0.18216274687111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182207601031005" calcext:value-type="float">
            <text:p>-0.18220760103100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82523001103395" calcext:value-type="float">
            <text:p>-0.18252300110339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82542648328984" calcext:value-type="float">
            <text:p>-0.1825426483289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Salix"</text:p>
          </table:table-cell>
          <table:table-cell office:value-type="float" office:value="-0.183085591458054" calcext:value-type="float">
            <text:p>-0.18308559145805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Abies"</text:p>
          </table:table-cell>
          <table:table-cell office:value-type="float" office:value="-0.185518084968988" calcext:value-type="float">
            <text:p>-0.18551808496898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87690938240205" calcext:value-type="float">
            <text:p>-0.1876909382402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latif"</text:p>
          </table:table-cell>
          <table:table-cell office:value-type="float" office:value="-0.188417838331906" calcext:value-type="float">
            <text:p>-0.1884178383319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Salix"</text:p>
          </table:table-cell>
          <table:table-cell office:value-type="float" office:value="-0.189310076844997" calcext:value-type="float">
            <text:p>-0.1893100768449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bies"</text:p>
          </table:table-cell>
          <table:table-cell office:value-type="float" office:value="-0.189448558170214" calcext:value-type="float">
            <text:p>-0.1894485581702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Prunus"</text:p>
          </table:table-cell>
          <table:table-cell office:value-type="float" office:value="-0.190586145637041" calcext:value-type="float">
            <text:p>-0.19058614563704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Prunus"</text:p>
          </table:table-cell>
          <table:table-cell office:value-type="float" office:value="-0.190596610853507" calcext:value-type="float">
            <text:p>-0.1905966108535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91512908154377" calcext:value-type="float">
            <text:p>-0.19151290815437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192384913801545" calcext:value-type="float">
            <text:p>-0.19238491380154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92819580007364" calcext:value-type="float">
            <text:p>-0.19281958000736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193273595144812" calcext:value-type="float">
            <text:p>-0.1932735951448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93983261892093" calcext:value-type="float">
            <text:p>-0.19398326189209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93993913646551" calcext:value-type="float">
            <text:p>-0.19399391364655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194009396099175" calcext:value-type="float">
            <text:p>-0.19400939609917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19402004928868" calcext:value-type="float">
            <text:p>-0.1940200492886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194109884909148" calcext:value-type="float">
            <text:p>-0.19410988490914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Prunus"</text:p>
          </table:table-cell>
          <table:table-cell office:value-type="float" office:value="-0.194561813689271" calcext:value-type="float">
            <text:p>-0.19456181368927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194813946150744" calcext:value-type="float">
            <text:p>-0.19481394615074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1948201314327" calcext:value-type="float">
            <text:p>-0.194820131432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194824643518646" calcext:value-type="float">
            <text:p>-0.19482464351864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19483082914024" calcext:value-type="float">
            <text:p>-0.1948308291402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195158620981733" calcext:value-type="float">
            <text:p>-0.19515862098173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195169337275967" calcext:value-type="float">
            <text:p>-0.19516933727596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9550686835404" calcext:value-type="float">
            <text:p>-0.1955068683540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98018613740301" calcext:value-type="float">
            <text:p>-0.19801861374030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029794521177" calcext:value-type="float">
            <text:p>-0.19802979452117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056473893448" calcext:value-type="float">
            <text:p>-0.19805647389344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98112794740899" calcext:value-type="float">
            <text:p>-0.19811279474089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Abies"</text:p>
          </table:table-cell>
          <table:table-cell office:value-type="float" office:value="-0.198432678499828" calcext:value-type="float">
            <text:p>-0.19843267849982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877807032401" calcext:value-type="float">
            <text:p>-0.19887780703240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884121340671" calcext:value-type="float">
            <text:p>-0.19888412134067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9229671854611" calcext:value-type="float">
            <text:p>-0.19922967185461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200684369550173" calcext:value-type="float">
            <text:p>-0.20068436955017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200790932870865" calcext:value-type="float">
            <text:p>-0.2007909328708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latif"</text:p>
          </table:table-cell>
          <table:table-cell office:value-type="float" office:value="-0.201052861454353" calcext:value-type="float">
            <text:p>-0.20105286145435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01955336894367" calcext:value-type="float">
            <text:p>-0.20195533689436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01966426400951" calcext:value-type="float">
            <text:p>-0.20196642640095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02143214451658" calcext:value-type="float">
            <text:p>-0.20214321445165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202439029771095" calcext:value-type="float">
            <text:p>-0.2024390297710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Abies"</text:p>
          </table:table-cell>
          <table:table-cell office:value-type="float" office:value="-0.20263676633968" calcext:value-type="float">
            <text:p>-0.202636766339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Arbutus"</text:p>
          </table:table-cell>
          <table:table-cell office:value-type="float" office:value="-0.202994538366304" calcext:value-type="float">
            <text:p>-0.2029945383663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conif"</text:p>
          </table:table-cell>
          <table:table-cell office:value-type="float" office:value="-0.20362109719529" calcext:value-type="float">
            <text:p>-0.2036210971952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Juniperus"</text:p>
          </table:table-cell>
          <table:table-cell office:value-type="float" office:value="-0.204094268668537" calcext:value-type="float">
            <text:p>-0.20409426866853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204289526855913" calcext:value-type="float">
            <text:p>-0.2042895268559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204292862591701" calcext:value-type="float">
            <text:p>-0.20429286259170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204865202109924" calcext:value-type="float">
            <text:p>-0.20486520210992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205550550603431" calcext:value-type="float">
            <text:p>-0.20555055060343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205588234670129" calcext:value-type="float">
            <text:p>-0.20558823467012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06168168725266" calcext:value-type="float">
            <text:p>-0.20616816872526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206369202792745" calcext:value-type="float">
            <text:p>-0.20636920279274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206372572486462" calcext:value-type="float">
            <text:p>-0.20637257248646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206950738444944" calcext:value-type="float">
            <text:p>-0.20695073844494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Quercus"</text:p>
          </table:table-cell>
          <table:table-cell office:value-type="float" office:value="-0.207455724474582" calcext:value-type="float">
            <text:p>-0.20745572447458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07584214301674" calcext:value-type="float">
            <text:p>-0.2075842143016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conif"</text:p>
          </table:table-cell>
          <table:table-cell office:value-type="float" office:value="-0.207980358551661" calcext:value-type="float">
            <text:p>-0.2079803585516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Pinus"</text:p>
          </table:table-cell>
          <table:table-cell office:value-type="float" office:value="-0.209988177201653" calcext:value-type="float">
            <text:p>-0.20998817720165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21099970342758" calcext:value-type="float">
            <text:p>-0.210999703427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11696683805161" calcext:value-type="float">
            <text:p>-0.2116966838051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rbutus"</text:p>
          </table:table-cell>
          <table:table-cell office:value-type="float" office:value="-0.213523518993569" calcext:value-type="float">
            <text:p>-0.213523518993569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16276218177103" calcext:value-type="float">
            <text:p>-0.2162762181771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1629746487683" calcext:value-type="float">
            <text:p>-0.2162974648768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amcopa_Salix"</text:p>
          </table:table-cell>
          <table:table-cell office:value-type="float" office:value="-0.21631822134831" calcext:value-type="float">
            <text:p>-0.2163182213483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216385058584068" calcext:value-type="float">
            <text:p>-0.21638505858406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16404046172527" calcext:value-type="float">
            <text:p>-0.21640404617252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16445862837088" calcext:value-type="float">
            <text:p>-0.21644586283708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216513204875741" calcext:value-type="float">
            <text:p>-0.21651320487574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329484085021" calcext:value-type="float">
            <text:p>-0.2173294840850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358763589277" calcext:value-type="float">
            <text:p>-0.21735876358927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17711290111679" calcext:value-type="float">
            <text:p>-0.21771129011167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17993701590583" calcext:value-type="float">
            <text:p>-0.21799370159058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18005671774814" calcext:value-type="float">
            <text:p>-0.2180056717748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Arbutus"</text:p>
          </table:table-cell>
          <table:table-cell office:value-type="float" office:value="-0.218260142635709" calcext:value-type="float">
            <text:p>-0.2182601426357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8267072327082" calcext:value-type="float">
            <text:p>-0.2182670723270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Arbutus"</text:p>
          </table:table-cell>
          <table:table-cell office:value-type="float" office:value="-0.218646299680731" calcext:value-type="float">
            <text:p>-0.21864629968073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19927600160413" calcext:value-type="float">
            <text:p>-0.21992760016041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220119751518218" calcext:value-type="float">
            <text:p>-0.2201197515182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220131838445314" calcext:value-type="float">
            <text:p>-0.22013183844531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21619027990797" calcext:value-type="float">
            <text:p>-0.22161902799079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221738628356194" calcext:value-type="float">
            <text:p>-0.22173862835619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221742249009143" calcext:value-type="float">
            <text:p>-0.22174224900914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22236347409923" calcext:value-type="float">
            <text:p>-0.2223634740992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22541097163876" calcext:value-type="float">
            <text:p>-0.22254109716387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22677678179604" calcext:value-type="float">
            <text:p>-0.22267767817960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22868555964419" calcext:value-type="float">
            <text:p>-0.2228685559644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23342718485044" calcext:value-type="float">
            <text:p>-0.22334271848504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24711496950975" calcext:value-type="float">
            <text:p>-0.22471149695097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24852207212342" calcext:value-type="float">
            <text:p>-0.22485220721234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25029665337435" calcext:value-type="float">
            <text:p>-0.2250296653374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rbutus"</text:p>
          </table:table-cell>
          <table:table-cell office:value-type="float" office:value="-0.225918316347905" calcext:value-type="float">
            <text:p>-0.2259183163479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Arbutus"</text:p>
          </table:table-cell>
          <table:table-cell office:value-type="float" office:value="-0.226261012147968" calcext:value-type="float">
            <text:p>-0.22626101214796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Salix"</text:p>
          </table:table-cell>
          <table:table-cell office:value-type="float" office:value="-0.226563681969444" calcext:value-type="float">
            <text:p>-0.2265636819694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Salix"</text:p>
          </table:table-cell>
          <table:table-cell office:value-type="float" office:value="-0.226753039411413" calcext:value-type="float">
            <text:p>-0.22675303941141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Abies"</text:p>
          </table:table-cell>
          <table:table-cell office:value-type="float" office:value="-0.227657533449563" calcext:value-type="float">
            <text:p>-0.22765753344956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227660600303602" calcext:value-type="float">
            <text:p>-0.22766060030360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227661250749188" calcext:value-type="float">
            <text:p>-0.22766125074918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228299058301145" calcext:value-type="float">
            <text:p>-0.22829905830114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2285898438179" calcext:value-type="float">
            <text:p>-0.228589843817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29610602758667" calcext:value-type="float">
            <text:p>-0.22961060275866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29623210834939" calcext:value-type="float">
            <text:p>-0.22962321083493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31773144608017" calcext:value-type="float">
            <text:p>-0.23177314460801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Salix"</text:p>
          </table:table-cell>
          <table:table-cell office:value-type="float" office:value="-0.231778887019317" calcext:value-type="float">
            <text:p>-0.23177888701931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231845721411147" calcext:value-type="float">
            <text:p>-0.2318457214111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2480792779941" calcext:value-type="float">
            <text:p>-0.2324807927799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248458883602" calcext:value-type="float">
            <text:p>-0.2324845888360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Juniperus"</text:p>
          </table:table-cell>
          <table:table-cell office:value-type="float" office:value="-0.23248727011132" calcext:value-type="float">
            <text:p>-0.232487270111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3135909278059" calcext:value-type="float">
            <text:p>-0.23313590927805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23326073565121" calcext:value-type="float">
            <text:p>-0.2332607356512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34400329392728" calcext:value-type="float">
            <text:p>-0.2344003293927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Salix"</text:p>
          </table:table-cell>
          <table:table-cell office:value-type="float" office:value="-0.23512792340935" calcext:value-type="float">
            <text:p>-0.235127923409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latif"</text:p>
          </table:table-cell>
          <table:table-cell office:value-type="float" office:value="-0.23601272122822" calcext:value-type="float">
            <text:p>-0.236012721228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inus"</text:p>
          </table:table-cell>
          <table:table-cell office:value-type="float" office:value="-0.236036587323786" calcext:value-type="float">
            <text:p>-0.23603658732378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Juniperus"</text:p>
          </table:table-cell>
          <table:table-cell office:value-type="float" office:value="-0.23630679257028" calcext:value-type="float">
            <text:p>-0.236306792570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Alnus"</text:p>
          </table:table-cell>
          <table:table-cell office:value-type="float" office:value="-0.236988127462139" calcext:value-type="float">
            <text:p>-0.23698812746213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Alnus"</text:p>
          </table:table-cell>
          <table:table-cell office:value-type="float" office:value="-0.237001140643371" calcext:value-type="float">
            <text:p>-0.23700114064337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37724882385802" calcext:value-type="float">
            <text:p>-0.23772488238580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37737936022755" calcext:value-type="float">
            <text:p>-0.23773793602275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38253204976072" calcext:value-type="float">
            <text:p>-0.23825320497607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amcopa_Salix"</text:p>
          </table:table-cell>
          <table:table-cell office:value-type="float" office:value="-0.238266287623582" calcext:value-type="float">
            <text:p>-0.23826628762358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38282270096168" calcext:value-type="float">
            <text:p>-0.23828227009616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38295354339664" calcext:value-type="float">
            <text:p>-0.23829535433966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238340942636105" calcext:value-type="float">
            <text:p>-0.23834094263610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23835403010135" calcext:value-type="float">
            <text:p>-0.2383540301013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38753509126941" calcext:value-type="float">
            <text:p>-0.23875350912694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238766619246496" calcext:value-type="float">
            <text:p>-0.23876661924649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38779209142969" calcext:value-type="float">
            <text:p>-0.23877920914296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3879232067373" calcext:value-type="float">
            <text:p>-0.238792320673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Salix"</text:p>
          </table:table-cell>
          <table:table-cell office:value-type="float" office:value="-0.239489418686633" calcext:value-type="float">
            <text:p>-0.2394894186866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Salix"</text:p>
          </table:table-cell>
          <table:table-cell office:value-type="float" office:value="-0.239502569215489" calcext:value-type="float">
            <text:p>-0.2395025692154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Arbutus"</text:p>
          </table:table-cell>
          <table:table-cell office:value-type="float" office:value="-0.239956403236873" calcext:value-type="float">
            <text:p>-0.2399564032368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Quercus"</text:p>
          </table:table-cell>
          <table:table-cell office:value-type="float" office:value="-0.239976363381416" calcext:value-type="float">
            <text:p>-0.2399763633814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Arbutus"</text:p>
          </table:table-cell>
          <table:table-cell office:value-type="float" office:value="-0.24007042504727" calcext:value-type="float">
            <text:p>-0.240070425047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Alnus"</text:p>
          </table:table-cell>
          <table:table-cell office:value-type="float" office:value="-0.24193175085071" calcext:value-type="float">
            <text:p>-0.241931750850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4261456802876" calcext:value-type="float">
            <text:p>-0.2426145680287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42683874640786" calcext:value-type="float">
            <text:p>-0.24268387464078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43223218154095" calcext:value-type="float">
            <text:p>-0.24322321815409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43252889578857" calcext:value-type="float">
            <text:p>-0.24325288957885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243312786040616" calcext:value-type="float">
            <text:p>-0.2433127860406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43733958757321" calcext:value-type="float">
            <text:p>-0.24373395875732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4375970525856" calcext:value-type="float">
            <text:p>-0.2437597052585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4376019488122" calcext:value-type="float">
            <text:p>-0.2437601948812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243950332650264" calcext:value-type="float">
            <text:p>-0.24395033265026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Arbutus"</text:p>
          </table:table-cell>
          <table:table-cell office:value-type="float" office:value="-0.244229621867166" calcext:value-type="float">
            <text:p>-0.2442296218671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Salix"</text:p>
          </table:table-cell>
          <table:table-cell office:value-type="float" office:value="-0.244485219548952" calcext:value-type="float">
            <text:p>-0.2444852195489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Arbutus"</text:p>
          </table:table-cell>
          <table:table-cell office:value-type="float" office:value="-0.246611545592982" calcext:value-type="float">
            <text:p>-0.24661154559298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47183652467805" calcext:value-type="float">
            <text:p>-0.24718365246780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47389964170359" calcext:value-type="float">
            <text:p>-0.2473899641703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bies"</text:p>
          </table:table-cell>
          <table:table-cell office:value-type="float" office:value="-0.247754714112217" calcext:value-type="float">
            <text:p>-0.2477547141122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rbutus"</text:p>
          </table:table-cell>
          <table:table-cell office:value-type="float" office:value="-0.249105007336907" calcext:value-type="float">
            <text:p>-0.2491050073369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conif"</text:p>
          </table:table-cell>
          <table:table-cell office:value-type="float" office:value="-0.249171153164824" calcext:value-type="float">
            <text:p>-0.2491711531648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conif"</text:p>
          </table:table-cell>
          <table:table-cell office:value-type="float" office:value="-0.249294920896836" calcext:value-type="float">
            <text:p>-0.24929492089683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49677477625414" calcext:value-type="float">
            <text:p>-0.24967747762541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4988400892727" calcext:value-type="float">
            <text:p>-0.2498840089272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50499131967464" calcext:value-type="float">
            <text:p>-0.250499131967464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250845894394074" calcext:value-type="float">
            <text:p>-0.25084589439407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53767017450221" calcext:value-type="float">
            <text:p>-0.25376701745022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53854626131957" calcext:value-type="float">
            <text:p>-0.25385462613195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rbutus"</text:p>
          </table:table-cell>
          <table:table-cell office:value-type="float" office:value="-0.253948644944213" calcext:value-type="float">
            <text:p>-0.2539486449442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253975153773869" calcext:value-type="float">
            <text:p>-0.25397515377386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5507883974238" calcext:value-type="float">
            <text:p>-0.2550788397423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55150638029575" calcext:value-type="float">
            <text:p>-0.25515063802957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55737362391406" calcext:value-type="float">
            <text:p>-0.25573736239140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55751405106037" calcext:value-type="float">
            <text:p>-0.25575140510603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rbutus"</text:p>
          </table:table-cell>
          <table:table-cell office:value-type="float" office:value="-0.257244637249941" calcext:value-type="float">
            <text:p>-0.25724463724994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58757794578611" calcext:value-type="float">
            <text:p>-0.25875779457861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59093340421984" calcext:value-type="float">
            <text:p>-0.2590933404219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60222685470335" calcext:value-type="float">
            <text:p>-0.26022268547033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602736720566" calcext:value-type="float">
            <text:p>-0.260273672056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60294421898763" calcext:value-type="float">
            <text:p>-0.26029442189876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261072098859382" calcext:value-type="float">
            <text:p>-0.26107209885938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261478082262078" calcext:value-type="float">
            <text:p>-0.26147808226207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261755263240002" calcext:value-type="float">
            <text:p>-0.26175526324000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62641219670575" calcext:value-type="float">
            <text:p>-0.2626412196705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conif"</text:p>
          </table:table-cell>
          <table:table-cell office:value-type="float" office:value="-0.264066239517864" calcext:value-type="float">
            <text:p>-0.2640662395178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rbutus"</text:p>
          </table:table-cell>
          <table:table-cell office:value-type="float" office:value="-0.265510059853887" calcext:value-type="float">
            <text:p>-0.26551005985388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65872358908385" calcext:value-type="float">
            <text:p>-0.26587235890838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rbutus"</text:p>
          </table:table-cell>
          <table:table-cell office:value-type="float" office:value="-0.266335484511123" calcext:value-type="float">
            <text:p>-0.26633548451112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Arbutus"</text:p>
          </table:table-cell>
          <table:table-cell office:value-type="float" office:value="-0.266927391641944" calcext:value-type="float">
            <text:p>-0.26692739164194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Arbutus"</text:p>
          </table:table-cell>
          <table:table-cell office:value-type="float" office:value="-0.266959954799681" calcext:value-type="float">
            <text:p>-0.26695995479968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rbutus"</text:p>
          </table:table-cell>
          <table:table-cell office:value-type="float" office:value="-0.267025688681616" calcext:value-type="float">
            <text:p>-0.2670256886816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Arbutus"</text:p>
          </table:table-cell>
          <table:table-cell office:value-type="float" office:value="-0.267487908265561" calcext:value-type="float">
            <text:p>-0.26748790826556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Arbutus"</text:p>
          </table:table-cell>
          <table:table-cell office:value-type="float" office:value="-0.267516701323116" calcext:value-type="float">
            <text:p>-0.26751670132311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68068115969564" calcext:value-type="float">
            <text:p>-0.26806811596956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268285442024015" calcext:value-type="float">
            <text:p>-0.2682854420240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Salix"</text:p>
          </table:table-cell>
          <table:table-cell office:value-type="float" office:value="-0.268312385817805" calcext:value-type="float">
            <text:p>-0.26831238581780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Quercus"</text:p>
          </table:table-cell>
          <table:table-cell office:value-type="float" office:value="-0.269468968645022" calcext:value-type="float">
            <text:p>-0.26946896864502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7254220397656" calcext:value-type="float">
            <text:p>-0.2725422039765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73289874180118" calcext:value-type="float">
            <text:p>-0.27328987418011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273298768886012" calcext:value-type="float">
            <text:p>-0.27329876888601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74036037285994" calcext:value-type="float">
            <text:p>-0.27403603728599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276071976541699" calcext:value-type="float">
            <text:p>-0.27607197654169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77724725905174" calcext:value-type="float">
            <text:p>-0.27772472590517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78316409373803" calcext:value-type="float">
            <text:p>-0.27831640937380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79756010750325" calcext:value-type="float">
            <text:p>-0.27975601075032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79877135380158" calcext:value-type="float">
            <text:p>-0.27987713538015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280551975243" calcext:value-type="float">
            <text:p>-0.28055197524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80720678440944" calcext:value-type="float">
            <text:p>-0.28072067844094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80758795838663" calcext:value-type="float">
            <text:p>-0.28075879583866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80774593435069" calcext:value-type="float">
            <text:p>-0.28077459343506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282074643445363" calcext:value-type="float">
            <text:p>-0.28207464344536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2821883640525" calcext:value-type="float">
            <text:p>-0.28218836405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inus"</text:p>
          </table:table-cell>
          <table:table-cell office:value-type="float" office:value="-0.283091963979818" calcext:value-type="float">
            <text:p>-0.2830919639798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83146747432767" calcext:value-type="float">
            <text:p>-0.28314674743276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83182605170816" calcext:value-type="float">
            <text:p>-0.2831826051708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Pinus"</text:p>
          </table:table-cell>
          <table:table-cell office:value-type="float" office:value="-0.283220054157212" calcext:value-type="float">
            <text:p>-0.2832200541572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bies"</text:p>
          </table:table-cell>
          <table:table-cell office:value-type="float" office:value="-0.283224931983692" calcext:value-type="float">
            <text:p>-0.28322493198369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8525444953029" calcext:value-type="float">
            <text:p>-0.2852544495302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85261895064336" calcext:value-type="float">
            <text:p>-0.28526189506433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Arbutus"</text:p>
          </table:table-cell>
          <table:table-cell office:value-type="float" office:value="-0.286515797742928" calcext:value-type="float">
            <text:p>-0.2865157977429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Arbutus"</text:p>
          </table:table-cell>
          <table:table-cell office:value-type="float" office:value="-0.287633967955213" calcext:value-type="float">
            <text:p>-0.28763396795521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88479553063817" calcext:value-type="float">
            <text:p>-0.28847955306381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88569430317315" calcext:value-type="float">
            <text:p>-0.28856943031731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288885513298476" calcext:value-type="float">
            <text:p>-0.28888551329847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88988915378149" calcext:value-type="float">
            <text:p>-0.28898891537814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89979241424705" calcext:value-type="float">
            <text:p>-0.28997924142470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90159500577635" calcext:value-type="float">
            <text:p>-0.29015950057763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90216699913005" calcext:value-type="float">
            <text:p>-0.29021669991300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90396992308753" calcext:value-type="float">
            <text:p>-0.29039699230875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Arbutus"</text:p>
          </table:table-cell>
          <table:table-cell office:value-type="float" office:value="-0.290432518879682" calcext:value-type="float">
            <text:p>-0.29043251887968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290597321284515" calcext:value-type="float">
            <text:p>-0.2905973212845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91055678007806" calcext:value-type="float">
            <text:p>-0.29105567800780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9142020848857" calcext:value-type="float">
            <text:p>-0.291420208488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Pinus"</text:p>
          </table:table-cell>
          <table:table-cell office:value-type="float" office:value="-0.292188446462967" calcext:value-type="float">
            <text:p>-0.29218844646296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93618129270181" calcext:value-type="float">
            <text:p>-0.29361812927018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294392815583092" calcext:value-type="float">
            <text:p>-0.2943928155830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Pinus"</text:p>
          </table:table-cell>
          <table:table-cell office:value-type="float" office:value="-0.294976853870654" calcext:value-type="float">
            <text:p>-0.29497685387065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296632542925594" calcext:value-type="float">
            <text:p>-0.29663254292559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98866972088202" calcext:value-type="float">
            <text:p>-0.2988669720882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latif"</text:p>
          </table:table-cell>
          <table:table-cell office:value-type="float" office:value="-0.299472306704275" calcext:value-type="float">
            <text:p>-0.29947230670427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99729163922794" calcext:value-type="float">
            <text:p>-0.29972916392279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99777090760821" calcext:value-type="float">
            <text:p>-0.29977709076082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01446191249185" calcext:value-type="float">
            <text:p>-0.30144619124918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03283265318634" calcext:value-type="float">
            <text:p>-0.30328326531863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04550603401558" calcext:value-type="float">
            <text:p>-0.30455060340155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09492743218901" calcext:value-type="float">
            <text:p>-0.3094927432189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Abies"</text:p>
          </table:table-cell>
          <table:table-cell office:value-type="float" office:value="-0.311002955393477" calcext:value-type="float">
            <text:p>-0.31100295539347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11076971312571" calcext:value-type="float">
            <text:p>-0.3110769713125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latif"</text:p>
          </table:table-cell>
          <table:table-cell office:value-type="float" office:value="-0.311520271824358" calcext:value-type="float">
            <text:p>-0.3115202718243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latif"</text:p>
          </table:table-cell>
          <table:table-cell office:value-type="float" office:value="-0.311607399943984" calcext:value-type="float">
            <text:p>-0.31160739994398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12109431402397" calcext:value-type="float">
            <text:p>-0.3121094314023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latif"</text:p>
          </table:table-cell>
          <table:table-cell office:value-type="float" office:value="-0.312557699168127" calcext:value-type="float">
            <text:p>-0.31255769916812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315707216163964" calcext:value-type="float">
            <text:p>-0.31570721616396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315802767633899" calcext:value-type="float">
            <text:p>-0.315802767633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bies"</text:p>
          </table:table-cell>
          <table:table-cell office:value-type="float" office:value="-0.316049801704055" calcext:value-type="float">
            <text:p>-0.31604980170405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32014160378133" calcext:value-type="float">
            <text:p>-0.3201416037813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320292051328424" calcext:value-type="float">
            <text:p>-0.320292051328424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amcopa_Pinus"</text:p>
          </table:table-cell>
          <table:table-cell office:value-type="float" office:value="-0.320298613460743" calcext:value-type="float">
            <text:p>-0.32029861346074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320373834664925" calcext:value-type="float">
            <text:p>-0.32037383466492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320380402413217" calcext:value-type="float">
            <text:p>-0.3203804024132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32048512296048" calcext:value-type="float">
            <text:p>-0.320485122960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320491125189801" calcext:value-type="float">
            <text:p>-0.3204911251898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Pinus"</text:p>
          </table:table-cell>
          <table:table-cell office:value-type="float" office:value="-0.32248292428401" calcext:value-type="float">
            <text:p>-0.322482924284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Pinus"</text:p>
          </table:table-cell>
          <table:table-cell office:value-type="float" office:value="-0.322522783416479" calcext:value-type="float">
            <text:p>-0.32252278341647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27761967621558" calcext:value-type="float">
            <text:p>-0.32776196762155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328423503239874" calcext:value-type="float">
            <text:p>-0.32842350323987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328498116404839" calcext:value-type="float">
            <text:p>-0.3284981164048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latif"</text:p>
          </table:table-cell>
          <table:table-cell office:value-type="float" office:value="-0.33261745973936" calcext:value-type="float">
            <text:p>-0.3326174597393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Juniperus"</text:p>
          </table:table-cell>
          <table:table-cell office:value-type="float" office:value="-0.333146786196198" calcext:value-type="float">
            <text:p>-0.3331467861961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conif"</text:p>
          </table:table-cell>
          <table:table-cell office:value-type="float" office:value="-0.33879956695131" calcext:value-type="float">
            <text:p>-0.338799566951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Quercus"</text:p>
          </table:table-cell>
          <table:table-cell office:value-type="float" office:value="-0.347511513911488" calcext:value-type="float">
            <text:p>-0.34751151391148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55879299332145" calcext:value-type="float">
            <text:p>-0.35587929933214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5598939275202" calcext:value-type="float">
            <text:p>-0.3559893927520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Quercus"</text:p>
          </table:table-cell>
          <table:table-cell office:value-type="float" office:value="-0.357836942267545" calcext:value-type="float">
            <text:p>-0.35783694226754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36328436679395" calcext:value-type="float">
            <text:p>-0.3632843667939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363304314988632" calcext:value-type="float">
            <text:p>-0.3633043149886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Pinus"</text:p>
          </table:table-cell>
          <table:table-cell office:value-type="float" office:value="-0.364891075793897" calcext:value-type="float">
            <text:p>-0.36489107579389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366982616858336" calcext:value-type="float">
            <text:p>-0.3669826168583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367002768126476" calcext:value-type="float">
            <text:p>-0.36700276812647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370862556940508" calcext:value-type="float">
            <text:p>-0.37086255694050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73265464331872" calcext:value-type="float">
            <text:p>-0.37326546433187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374637953297879" calcext:value-type="float">
            <text:p>-0.37463795329787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75477527296844" calcext:value-type="float">
            <text:p>-0.3754775272968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Abies"</text:p>
          </table:table-cell>
          <table:table-cell office:value-type="float" office:value="-0.378803905321624" calcext:value-type="float">
            <text:p>-0.37880390532162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80825086769195" calcext:value-type="float">
            <text:p>-0.38082508676919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380934045526029" calcext:value-type="float">
            <text:p>-0.3809340455260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latif"</text:p>
          </table:table-cell>
          <table:table-cell office:value-type="float" office:value="-0.384654610098315" calcext:value-type="float">
            <text:p>-0.38465461009831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90327038119521" calcext:value-type="float">
            <text:p>-0.39032703811952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94313788062929" calcext:value-type="float">
            <text:p>-0.3943137880629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94335440104496" calcext:value-type="float">
            <text:p>-0.39433544010449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97464030717789" calcext:value-type="float">
            <text:p>-0.39746403071778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402539258621218" calcext:value-type="float">
            <text:p>-0.40253925862121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404839269824286" calcext:value-type="float">
            <text:p>-0.40483926982428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amcopa_Abies"</text:p>
          </table:table-cell>
          <table:table-cell office:value-type="float" office:value="-0.404861499827303" calcext:value-type="float">
            <text:p>-0.4048614998273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rbutus"</text:p>
          </table:table-cell>
          <table:table-cell office:value-type="float" office:value="-0.40700627075444" calcext:value-type="float">
            <text:p>-0.40700627075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latif"</text:p>
          </table:table-cell>
          <table:table-cell office:value-type="float" office:value="-0.407719612659975" calcext:value-type="float">
            <text:p>-0.4077196126599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Arbutus"</text:p>
          </table:table-cell>
          <table:table-cell office:value-type="float" office:value="-0.411149611631745" calcext:value-type="float">
            <text:p>-0.41114961163174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413284304199416" calcext:value-type="float">
            <text:p>-0.4132843041994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Abies"</text:p>
          </table:table-cell>
          <table:table-cell office:value-type="float" office:value="-0.413416384562798" calcext:value-type="float">
            <text:p>-0.4134163845627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Abies"</text:p>
          </table:table-cell>
          <table:table-cell office:value-type="float" office:value="-0.413439085541089" calcext:value-type="float">
            <text:p>-0.4134390855410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latif"</text:p>
          </table:table-cell>
          <table:table-cell office:value-type="float" office:value="-0.414396489578096" calcext:value-type="float">
            <text:p>-0.41439648957809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414462366436917" calcext:value-type="float">
            <text:p>-0.41446236643691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414518762330975" calcext:value-type="float">
            <text:p>-0.4145187623309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Pinus"</text:p>
          </table:table-cell>
          <table:table-cell office:value-type="float" office:value="-0.419416330779752" calcext:value-type="float">
            <text:p>-0.4194163307797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Pinus"</text:p>
          </table:table-cell>
          <table:table-cell office:value-type="float" office:value="-0.419644650685081" calcext:value-type="float">
            <text:p>-0.4196446506850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conif"</text:p>
          </table:table-cell>
          <table:table-cell office:value-type="float" office:value="-0.420913098226024" calcext:value-type="float">
            <text:p>-0.4209130982260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Abies"</text:p>
          </table:table-cell>
          <table:table-cell office:value-type="float" office:value="-0.422040339398972" calcext:value-type="float">
            <text:p>-0.42204033939897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422599094832178" calcext:value-type="float">
            <text:p>-0.42259909483217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Quercus"</text:p>
          </table:table-cell>
          <table:table-cell office:value-type="float" office:value="-0.42351096225446" calcext:value-type="float">
            <text:p>-0.423510962254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conif"</text:p>
          </table:table-cell>
          <table:table-cell office:value-type="float" office:value="-0.430026784664355" calcext:value-type="float">
            <text:p>-0.4300267846643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conif"</text:p>
          </table:table-cell>
          <table:table-cell office:value-type="float" office:value="-0.430113955836196" calcext:value-type="float">
            <text:p>-0.43011395583619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36322361587877" calcext:value-type="float">
            <text:p>-0.43632236158787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36465838179393" calcext:value-type="float">
            <text:p>-0.43646583817939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Arbutus"</text:p>
          </table:table-cell>
          <table:table-cell office:value-type="float" office:value="-0.441770136719305" calcext:value-type="float">
            <text:p>-0.4417701367193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bies"</text:p>
          </table:table-cell>
          <table:table-cell office:value-type="float" office:value="-0.448509867521856" calcext:value-type="float">
            <text:p>-0.44850986752185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49598564370172" calcext:value-type="float">
            <text:p>-0.4495985643701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Arbutus"</text:p>
          </table:table-cell>
          <table:table-cell office:value-type="float" office:value="-0.453562378475785" calcext:value-type="float">
            <text:p>-0.45356237847578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Quercus"</text:p>
          </table:table-cell>
          <table:table-cell office:value-type="float" office:value="-0.456791991761875" calcext:value-type="float">
            <text:p>-0.45679199176187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Quercus"</text:p>
          </table:table-cell>
          <table:table-cell office:value-type="float" office:value="-0.456888768962467" calcext:value-type="float">
            <text:p>-0.4568887689624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Abies"</text:p>
          </table:table-cell>
          <table:table-cell office:value-type="float" office:value="-0.463171763857167" calcext:value-type="float">
            <text:p>-0.46317176385716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472128429605217" calcext:value-type="float">
            <text:p>-0.4721284296052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Arbutus"</text:p>
          </table:table-cell>
          <table:table-cell office:value-type="float" office:value="-0.475162870258842" calcext:value-type="float">
            <text:p>-0.4751628702588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Abies"</text:p>
          </table:table-cell>
          <table:table-cell office:value-type="float" office:value="-0.498863022824858" calcext:value-type="float">
            <text:p>-0.4988630228248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latif"</text:p>
          </table:table-cell>
          <table:table-cell office:value-type="float" office:value="-0.504260824823737" calcext:value-type="float">
            <text:p>-0.5042608248237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Abies"</text:p>
          </table:table-cell>
          <table:table-cell office:value-type="float" office:value="-0.510748648487997" calcext:value-type="float">
            <text:p>-0.5107486484879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Abies"</text:p>
          </table:table-cell>
          <table:table-cell office:value-type="float" office:value="-0.510868333250767" calcext:value-type="float">
            <text:p>-0.51086833325076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Quercus"</text:p>
          </table:table-cell>
          <table:table-cell office:value-type="float" office:value="-0.51088628384173" calcext:value-type="float">
            <text:p>-0.5108862838417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Quercus"</text:p>
          </table:table-cell>
          <table:table-cell office:value-type="float" office:value="-0.514213221972291" calcext:value-type="float">
            <text:p>-0.51421322197229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Quercus"</text:p>
          </table:table-cell>
          <table:table-cell office:value-type="float" office:value="-0.5168622889944" calcext:value-type="float">
            <text:p>-0.51686228899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Quercus"</text:p>
          </table:table-cell>
          <table:table-cell office:value-type="float" office:value="-0.538305705949767" calcext:value-type="float">
            <text:p>-0.53830570594976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539533185104671" calcext:value-type="float">
            <text:p>-0.53953318510467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539591997364459" calcext:value-type="float">
            <text:p>-0.53959199736445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40165724116218" calcext:value-type="float">
            <text:p>-0.5401657241162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"prop_Abies"</text:p>
          </table:table-cell>
          <table:table-cell office:value-type="string" calcext:value-type="string">
            <text:p>"prop_latif"</text:p>
          </table:table-cell>
          <table:table-cell office:value-type="float" office:value="-0.572015622314995" calcext:value-type="float">
            <text:p>-0.57201562231499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83092688090351" calcext:value-type="float">
            <text:p>-0.58309268809035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83196940357192" calcext:value-type="float">
            <text:p>-0.5831969403571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latif"</text:p>
          </table:table-cell>
          <table:table-cell office:value-type="float" office:value="-0.593193140490884" calcext:value-type="float">
            <text:p>-0.5931931404908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rbutus"</text:p>
          </table:table-cell>
          <table:table-cell office:value-type="float" office:value="-0.601302216788505" calcext:value-type="float">
            <text:p>-0.6013022167885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latif"</text:p>
          </table:table-cell>
          <table:table-cell office:value-type="float" office:value="-0.603638820571262" calcext:value-type="float">
            <text:p>-0.60363882057126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Quercus"</text:p>
          </table:table-cell>
          <table:table-cell office:value-type="float" office:value="-0.670493225984038" calcext:value-type="float">
            <text:p>-0.67049322598403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"prop_latif"</text:p>
          </table:table-cell>
          <table:table-cell table:style-name="ce3" office:value-type="string" calcext:value-type="string">
            <text:p>"prop_conif"</text:p>
          </table:table-cell>
          <table:table-cell table:style-name="ce3" office:value-type="float" office:value="-0.692449145777952" calcext:value-type="float">
            <text:p>-0.692449145777952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3" office:value-type="string" calcext:value-type="string">
            <text:p>"prop_Quercus"</text:p>
          </table:table-cell>
          <table:table-cell table:style-name="ce3" office:value-type="string" calcext:value-type="string">
            <text:p>"prop_Pinus"</text:p>
          </table:table-cell>
          <table:table-cell table:style-name="ce3" office:value-type="float" office:value="-0.704550537143722" calcext:value-type="float">
            <text:p>-0.70455053714372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"prop_Quercus"</text:p>
          </table:table-cell>
          <table:table-cell table:style-name="ce3" office:value-type="string" calcext:value-type="string">
            <text:p>"prop_conif"</text:p>
          </table:table-cell>
          <table:table-cell table:style-name="ce3" office:value-type="float" office:value="-0.768200106454893" calcext:value-type="float">
            <text:p>-0.768200106454893</text:p>
          </table:table-cell>
        </table:table-row>
        <table:table-row table:style-name="ro1" table:number-rows-repeated="104708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cor_veg_df2.A1:cor_veg_df2.D1486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23:39:09.195154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8T23:39:47.922024376</dc:date>
    <meta:editing-duration>PT1H6M35S</meta:editing-duration>
    <meta:editing-cycles>2</meta:editing-cycles>
    <meta:generator>LibreOffice/6.2.7.1$Linux_X86_64 LibreOffice_project/23edc44b61b830b7d749943e020e96f5a7df63bf</meta:generator>
    <meta:document-statistic meta:table-count="1" meta:cell-count="5944" meta:object-count="0"/>
  </office:meta>
</office:document-meta>
</file>